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81"/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 style:data-style-name="N4"/>
    <style:style style:name="ce13" style:family="table-cell" style:parent-style-name="Default" style:data-style-name="N121"/>
    <style:style style:name="ce14" style:family="table-cell" style:parent-style-name="Default" style:data-style-name="N1"/>
    <style:style style:name="ce15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3"/>
    <style:style style:name="ce18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97" calcext:value-type="float">
            <text:p>17.97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7142" calcext:value-type="float">
            <text:p>0.7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46" calcext:value-type="float">
            <text:p>19.46</text:p>
          </table:table-cell>
          <table:table-cell office:value-type="float" office:value="1.46" calcext:value-type="float">
            <text:p>1.46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4" calcext:value-type="float">
            <text:p>21.24</text:p>
          </table:table-cell>
          <table:table-cell office:value-type="float" office:value="1.995" calcext:value-type="float">
            <text:p>1.995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17" calcext:value-type="float">
            <text:p>23.17</text:p>
          </table:table-cell>
          <table:table-cell office:value-type="float" office:value="2.3313" calcext:value-type="float">
            <text:p>2.3313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84" calcext:value-type="float">
            <text:p>27.84</text:p>
          </table:table-cell>
          <table:table-cell office:value-type="float" office:value="2.8909" calcext:value-type="float">
            <text:p>2.8909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3.2647" calcext:value-type="float">
            <text:p>3.2647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" calcext:value-type="float">
            <text:p>18.3</text:p>
          </table:table-cell>
          <table:table-cell office:value-type="float" office:value="0.692" calcext:value-type="float">
            <text:p>0.692</text:p>
          </table:table-cell>
          <table:table-cell table:style-name="ce2" office:value-type="float" office:value="0.3586" calcext:value-type="float">
            <text:p>0.3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52" calcext:value-type="float">
            <text:p>19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.2</text:p>
          </table:table-cell>
          <table:table-cell office:value-type="float" office:value="1.1299" calcext:value-type="float">
            <text:p>1.1299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7" calcext:value-type="float">
            <text:p>27.57</text:p>
          </table:table-cell>
          <table:table-cell office:value-type="float" office:value="1.4725" calcext:value-type="float">
            <text:p>1.4725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84" calcext:value-type="float">
            <text:p>31.84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6.15" calcext:value-type="float">
            <text:p>16.15</text:p>
          </table:table-cell>
          <table:table-cell office:value-type="float" office:value="0.58" calcext:value-type="float">
            <text:p>0.58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0.43" calcext:value-type="float">
            <text:p>0.4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office:value-type="float" office:value="0.34" calcext:value-type="float">
            <text:p>0.3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float" office:value="16.01" calcext:value-type="float">
            <text:p>16.01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0.55" calcext:value-type="float">
            <text:p>0.5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0.52" calcext:value-type="float">
            <text:p>0.5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17.57" calcext:value-type="float">
            <text:p>17.57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.33" calcext:value-type="float">
            <text:p>15.33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.48" calcext:value-type="float">
            <text:p>16.48</text:p>
          </table:table-cell>
          <table:table-cell office:value-type="float" office:value="0.37" calcext:value-type="float">
            <text:p>0.3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0.82" calcext:value-type="float">
            <text:p>0.8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0.58" calcext:value-type="float">
            <text:p>0.5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21.85" calcext:value-type="float">
            <text:p>21.85</text:p>
          </table:table-cell>
          <table:table-cell office:value-type="float" office:value="0.54" calcext:value-type="float">
            <text:p>0.5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21.1" calcext:value-type="float">
            <text:p>21.1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.75" calcext:value-type="float">
            <text:p>20.75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0.65" calcext:value-type="float">
            <text:p>0.65</text:p>
          </table:table-cell>
          <table:table-cell office:value-type="float" office:value="6.5" calcext:value-type="float">
            <text:p>6.5</text:p>
          </table:table-cell>
        </table:table-row>
      </table:table>
      <table:table table:name="table 1" table:style-name="ta1">
        <table:table-column table:style-name="co1" table:number-columns-repeated="15" table:default-cell-style-name="Default"/>
        <table:table-row table:style-name="ro1">
          <table:table-cell table:style-name="ce3"/>
          <table:table-cell table:style-name="ce6" office:value-type="string" calcext:value-type="string">
            <text:p>C, нФ</text:p>
          </table:table-cell>
          <table:table-cell table:style-name="ce6" office:value-type="string" calcext:value-type="string">
            <text:p>f, кГц</text:p>
          </table:table-cell>
          <table:table-cell table:style-name="ce6" office:value-type="string" calcext:value-type="string">
            <text:p>U, В</text:p>
          </table:table-cell>
          <table:table-cell table:style-name="ce6" office:value-type="string" calcext:value-type="string">
            <text:p>E, В</text:p>
          </table:table-cell>
          <table:table-cell table:style-name="ce6" office:value-type="string" calcext:value-type="string">
            <text:p>L, мкГн</text:p>
          </table:table-cell>
          <table:table-cell table:style-name="ce6" office:value-type="string" calcext:value-type="string">
            <text:p>p, Ом</text:p>
          </table:table-cell>
          <table:table-cell table:style-name="ce6" office:value-type="string" calcext:value-type="string">
            <text:p>|Zрез|, Ом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sum, Ом</text:p>
          </table:table-cell>
          <table:table-cell table:style-name="ce6" office:value-type="string" calcext:value-type="string">
            <text:p>R s max, Ом</text:p>
          </table:table-cell>
          <table:table-cell table:style-name="ce9" office:value-type="string" calcext:value-type="string">
            <text:p>R L, Ом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.5" calcext:value-type="float">
            <text:p>101.5</text:p>
          </table:table-cell>
          <table:table-cell office:value-type="float" office:value="15.62" calcext:value-type="float">
            <text:p>15.62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7143" calcext:value-type="float">
            <text:p>0.7143</text:p>
          </table:table-cell>
          <table:table-cell table:formula="of:=1/([.B2]*([.C2]*2*PI())^2)*1000*1000000" office:value-type="float" office:value="1022.8505003661" calcext:value-type="float">
            <text:p>1022.8505003661</text:p>
          </table:table-cell>
          <table:table-cell table:formula="of:=1/([.B2]*[.C2]*2*PI())*1000000" office:value-type="float" office:value="100.385979256035" calcext:value-type="float">
            <text:p>100.385979256035</text:p>
          </table:table-cell>
          <table:table-cell table:formula="of:=[.D2]/[.E2]*[.$O$5]" office:value-type="float" office:value="1216.14783704326" calcext:value-type="float">
            <text:p>1216.14783704326</text:p>
          </table:table-cell>
          <table:table-cell table:formula="of:=[.H2]/[.G2]" office:value-type="float" office:value="12.1147180717485" calcext:value-type="float">
            <text:p>12.1147180717485</text:p>
          </table:table-cell>
          <table:table-cell table:formula="of:=[.G2]^2/[.H2]" office:value-type="float" office:value="8.28628273984638" calcext:value-type="float">
            <text:p>8.28628273984638</text:p>
          </table:table-cell>
          <table:table-cell table:style-name="ce8" table:formula="of:=[.$O$9] * [.G2]" office:value-type="float" office:value="0.100385979256035" calcext:value-type="float">
            <text:p>1.00E-01</text:p>
          </table:table-cell>
          <table:table-cell table:style-name="ce10" table:formula="of:=[.J2]-[.O6]-[.K2]" office:value-type="float" office:value="4.68589676059034" calcext:value-type="float">
            <text:p>4.685896760590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7" calcext:value-type="float">
            <text:p>82.7</text:p>
          </table:table-cell>
          <table:table-cell office:value-type="float" office:value="17.97" calcext:value-type="float">
            <text:p>17.97</text:p>
          </table:table-cell>
          <table:table-cell table:formula="of:=AVERAGE([.D2];[.D4])" office:value-type="float" office:value="1.1609" calcext:value-type="float">
            <text:p>1.1609</text:p>
          </table:table-cell>
          <table:table-cell office:value-type="float" office:value="0.7142" calcext:value-type="float">
            <text:p>0.7142</text:p>
          </table:table-cell>
          <table:table-cell table:formula="of:=1/([.B3]*([.C3]*2*PI())^2)*1000*1000000" office:value-type="float" office:value="948.502761212788" calcext:value-type="float">
            <text:p>948.502761212788</text:p>
          </table:table-cell>
          <table:table-cell table:formula="of:=1/([.B3]*[.C3]*2*PI())*1000000" office:value-type="float" office:value="107.094346476894" calcext:value-type="float">
            <text:p>107.094346476894</text:p>
          </table:table-cell>
          <table:table-cell table:formula="of:=[.D3]/[.E3]*[.$O$5]" office:value-type="float" office:value="1638.45869504341" calcext:value-type="float">
            <text:p>1638.45869504341</text:p>
          </table:table-cell>
          <table:table-cell table:formula="of:=[.H3]/[.G3]" office:value-type="float" office:value="15.2992081183007" calcext:value-type="float">
            <text:p>15.2992081183007</text:p>
          </table:table-cell>
          <table:table-cell table:formula="of:=[.G3]^2/[.H3]" office:value-type="float" office:value="6.99999278712925" calcext:value-type="float">
            <text:p>6.99999278712925</text:p>
          </table:table-cell>
          <table:table-cell table:style-name="ce8" table:formula="of:=[.$O$9] * [.G3]" office:value-type="float" office:value="0.107094346476894" calcext:value-type="float">
            <text:p>1.07E-01</text:p>
          </table:table-cell>
          <table:table-cell table:style-name="ce10" table:formula="of:=[.J3]-[.O7]-[.K3]" office:value-type="float" office:value="6.89289844065235" calcext:value-type="float">
            <text:p>6.892898440652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5" calcext:value-type="float">
            <text:p>67.5</text:p>
          </table:table-cell>
          <table:table-cell office:value-type="float" office:value="19.46" calcext:value-type="float">
            <text:p>19.46</text:p>
          </table:table-cell>
          <table:table-cell office:value-type="float" office:value="1.46" calcext:value-type="float">
            <text:p>1.46</text:p>
          </table:table-cell>
          <table:table-cell office:value-type="float" office:value="0.7144" calcext:value-type="float">
            <text:p>0.7144</text:p>
          </table:table-cell>
          <table:table-cell table:formula="of:=1/([.B4]*([.C4]*2*PI())^2)*1000*1000000" office:value-type="float" office:value="990.947893007844" calcext:value-type="float">
            <text:p>990.947893007844</text:p>
          </table:table-cell>
          <table:table-cell table:formula="of:=1/([.B4]*[.C4]*2*PI())*1000000" office:value-type="float" office:value="121.163977840124" calcext:value-type="float">
            <text:p>121.163977840124</text:p>
          </table:table-cell>
          <table:table-cell table:formula="of:=[.D4]/[.E4]*[.$O$5]" office:value-type="float" office:value="2060.02239641657" calcext:value-type="float">
            <text:p>2060.02239641657</text:p>
          </table:table-cell>
          <table:table-cell table:formula="of:=[.H4]/[.G4]" office:value-type="float" office:value="17.0019376479598" calcext:value-type="float">
            <text:p>17.0019376479598</text:p>
          </table:table-cell>
          <table:table-cell table:formula="of:=[.G4]^2/[.H4]" office:value-type="float" office:value="7.12648054292" calcext:value-type="float">
            <text:p>7.12648054292</text:p>
          </table:table-cell>
          <table:table-cell table:style-name="ce8" table:formula="of:=[.$O$9] * [.G4]" office:value-type="float" office:value="0.121163977840124" calcext:value-type="float">
            <text:p>1.21E-01</text:p>
          </table:table-cell>
          <table:table-cell table:style-name="ce10" table:formula="of:=[.J4]-[.O8]-[.K4]" office:value-type="float" office:value="7.00531656507988" calcext:value-type="float">
            <text:p>7.005316565079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4" calcext:value-type="float">
            <text:p>57.4</text:p>
          </table:table-cell>
          <table:table-cell office:value-type="float" office:value="21.24" calcext:value-type="float">
            <text:p>21.24</text:p>
          </table:table-cell>
          <table:table-cell office:value-type="float" office:value="1.995" calcext:value-type="float">
            <text:p>1.995</text:p>
          </table:table-cell>
          <table:table-cell office:value-type="float" office:value="0.7145" calcext:value-type="float">
            <text:p>0.7145</text:p>
          </table:table-cell>
          <table:table-cell table:formula="of:=1/([.B5]*([.C5]*2*PI())^2)*1000*1000000" office:value-type="float" office:value="978.181277381745" calcext:value-type="float">
            <text:p>978.181277381745</text:p>
          </table:table-cell>
          <table:table-cell table:formula="of:=1/([.B5]*[.C5]*2*PI())*1000000" office:value-type="float" office:value="130.543041441019" calcext:value-type="float">
            <text:p>130.543041441019</text:p>
          </table:table-cell>
          <table:table-cell table:formula="of:=[.D5]/[.E5]*[.$O$5]" office:value-type="float" office:value="2814.49965010497" calcext:value-type="float">
            <text:p>2814.49965010497</text:p>
          </table:table-cell>
          <table:table-cell table:formula="of:=[.H5]/[.G5]" office:value-type="float" office:value="21.5599362404667" calcext:value-type="float">
            <text:p>21.5599362404667</text:p>
          </table:table-cell>
          <table:table-cell table:formula="of:=[.G5]^2/[.H5]" office:value-type="float" office:value="6.05488995816217" calcext:value-type="float">
            <text:p>6.05488995816217</text:p>
          </table:table-cell>
          <table:table-cell table:style-name="ce8" table:formula="of:=[.$O$9] * [.G5]" office:value-type="float" office:value="0.130543041441019" calcext:value-type="float">
            <text:p>1.31E-01</text:p>
          </table:table-cell>
          <table:table-cell table:style-name="ce10" table:formula="of:=[.J5]-[.O9]-[.K5]" office:value-type="float" office:value="5.92334691672115" calcext:value-type="float">
            <text:p>5.92334691672115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3" calcext:value-type="float">
            <text:p>47.3</text:p>
          </table:table-cell>
          <table:table-cell office:value-type="float" office:value="23.17" calcext:value-type="float">
            <text:p>23.17</text:p>
          </table:table-cell>
          <table:table-cell office:value-type="float" office:value="2.3313" calcext:value-type="float">
            <text:p>2.3313</text:p>
          </table:table-cell>
          <table:table-cell office:value-type="float" office:value="0.7145" calcext:value-type="float">
            <text:p>0.7145</text:p>
          </table:table-cell>
          <table:table-cell table:formula="of:=1/([.B6]*([.C6]*2*PI())^2)*1000*1000000" office:value-type="float" office:value="997.532502049305" calcext:value-type="float">
            <text:p>997.532502049305</text:p>
          </table:table-cell>
          <table:table-cell table:formula="of:=1/([.B6]*[.C6]*2*PI())*1000000" office:value-type="float" office:value="145.222181752389" calcext:value-type="float">
            <text:p>145.222181752389</text:p>
          </table:table-cell>
          <table:table-cell table:formula="of:=[.D6]/[.E6]*[.$O$5]" office:value-type="float" office:value="3288.94387683695" calcext:value-type="float">
            <text:p>3288.94387683695</text:p>
          </table:table-cell>
          <table:table-cell table:formula="of:=[.H6]/[.G6]" office:value-type="float" office:value="22.6476688144291" calcext:value-type="float">
            <text:p>22.6476688144291</text:p>
          </table:table-cell>
          <table:table-cell table:formula="of:=[.G6]^2/[.H6]" office:value-type="float" office:value="6.41223531403224" calcext:value-type="float">
            <text:p>6.41223531403224</text:p>
          </table:table-cell>
          <table:table-cell table:style-name="ce8" table:formula="of:=[.$O$9] * [.G6]" office:value-type="float" office:value="0.145222181752389" calcext:value-type="float">
            <text:p>1.45E-01</text:p>
          </table:table-cell>
          <table:table-cell table:style-name="ce10" table:formula="of:=[.J6]-[.C17]-[.K6]" office:value-type="float" office:value="6.26701313227986" calcext:value-type="float">
            <text:p>6.26701313227986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27.84" calcext:value-type="float">
            <text:p>27.84</text:p>
          </table:table-cell>
          <table:table-cell office:value-type="float" office:value="2.8909" calcext:value-type="float">
            <text:p>2.8909</text:p>
          </table:table-cell>
          <table:table-cell office:value-type="float" office:value="0.7145" calcext:value-type="float">
            <text:p>0.7145</text:p>
          </table:table-cell>
          <table:table-cell table:formula="of:=1/([.B7]*([.C7]*2*PI())^2)*1000*1000000" office:value-type="float" office:value="1011.81072625878" calcext:value-type="float">
            <text:p>1011.81072625878</text:p>
          </table:table-cell>
          <table:table-cell table:formula="of:=1/([.B7]*[.C7]*2*PI())*1000000" office:value-type="float" office:value="176.989857002303" calcext:value-type="float">
            <text:p>176.989857002303</text:p>
          </table:table-cell>
          <table:table-cell table:formula="of:=[.D7]/[.E7]*[.$O$5]" office:value-type="float" office:value="4078.41455563331" calcext:value-type="float">
            <text:p>4078.41455563331</text:p>
          </table:table-cell>
          <table:table-cell table:formula="of:=[.H7]/[.G7]" office:value-type="float" office:value="23.0432106376595" calcext:value-type="float">
            <text:p>23.0432106376595</text:p>
          </table:table-cell>
          <table:table-cell table:formula="of:=[.G7]^2/[.H7]" office:value-type="float" office:value="7.6807811109902" calcext:value-type="float">
            <text:p>7.6807811109902</text:p>
          </table:table-cell>
          <table:table-cell table:style-name="ce8" table:formula="of:=[.$O$9] * [.G7]" office:value-type="float" office:value="0.176989857002303" calcext:value-type="float">
            <text:p>1.77E-01</text:p>
          </table:table-cell>
          <table:table-cell table:style-name="ce10" table:formula="of:=[.J7]-[.C18]-[.K7]" office:value-type="float" office:value="7.5037912539879" calcext:value-type="float">
            <text:p>7.5037912539879</text:p>
          </table:table-cell>
          <table:table-cell/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office:value-type="float" office:value="32.16" calcext:value-type="float">
            <text:p>32.16</text:p>
          </table:table-cell>
          <table:table-cell office:value-type="float" office:value="3.2647" calcext:value-type="float">
            <text:p>3.2647</text:p>
          </table:table-cell>
          <table:table-cell office:value-type="float" office:value="0.7144" calcext:value-type="float">
            <text:p>0.7144</text:p>
          </table:table-cell>
          <table:table-cell table:formula="of:=1/([.B8]*([.C8]*2*PI())^2)*1000*1000000" office:value-type="float" office:value="975.74079219096" calcext:value-type="float">
            <text:p>975.74079219096</text:p>
          </table:table-cell>
          <table:table-cell table:formula="of:=1/([.B8]*[.C8]*2*PI())*1000000" office:value-type="float" office:value="197.165248324978" calcext:value-type="float">
            <text:p>197.165248324978</text:p>
          </table:table-cell>
          <table:table-cell table:formula="of:=[.D8]/[.E8]*[.$O$5]" office:value-type="float" office:value="4606.40761478164" calcext:value-type="float">
            <text:p>4606.40761478164</text:p>
          </table:table-cell>
          <table:table-cell table:formula="of:=[.H8]/[.G8]" office:value-type="float" office:value="23.3631821729006" calcext:value-type="float">
            <text:p>23.3631821729006</text:p>
          </table:table-cell>
          <table:table-cell table:formula="of:=[.G8]^2/[.H8]" office:value-type="float" office:value="8.4391435578358" calcext:value-type="float">
            <text:p>8.4391435578358</text:p>
          </table:table-cell>
          <table:table-cell table:style-name="ce8" table:formula="of:=[.$O$9] * [.G8]" office:value-type="float" office:value="0.197165248324978" calcext:value-type="float">
            <text:p>1.97E-01</text:p>
          </table:table-cell>
          <table:table-cell table:style-name="ce10" table:formula="of:=[.J8]-[.C19]-[.K8]" office:value-type="float" office:value="8.24197830951082" calcext:value-type="float">
            <text:p>8.24197830951082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4" office:value-type="string" calcext:value-type="string">
            <text:p>avrg</text:p>
          </table:table-cell>
          <table:table-cell table:number-columns-repeated="4"/>
          <table:table-cell table:formula="of:=AVERAGE([.F2:.F8])" office:value-type="float" office:value="989.366636066788" calcext:value-type="float">
            <text:p>989.366636066788</text:p>
          </table:table-cell>
          <table:table-cell table:number-columns-repeated="5"/>
          <table:table-cell table:style-name="ce10" table:formula="of:=AVERAGE([.L2:.L8])" office:value-type="float" office:value="6.64574876840319" calcext:value-type="float">
            <text:p>6.64574876840319</text:p>
          </table:table-cell>
          <table:table-cell/>
          <table:table-cell office:value-type="string" calcext:value-type="string">
            <text:p>tg d</text:p>
          </table:table-cell>
          <table:table-cell table:style-name="ce8" office:value-type="float" office:value="0.001" calcext:value-type="float">
            <text:p>1.00E-03</text:p>
          </table:table-cell>
        </table:table-row>
        <table:table-row table:style-name="ro1">
          <table:table-cell table:style-name="ce5" office:value-type="string" calcext:value-type="string">
            <text:p>err</text:p>
          </table:table-cell>
          <table:table-cell table:style-name="ce7" table:number-columns-repeated="4"/>
          <table:table-cell table:style-name="ce7" table:formula="of:=[.F20]" office:value-type="float" office:value="60.6194707337787" calcext:value-type="float">
            <text:p>60.6194707337787</text:p>
          </table:table-cell>
          <table:table-cell table:style-name="ce7" table:number-columns-repeated="5"/>
          <table:table-cell table:style-name="ce11" table:formula="of:=[.L20]" office:value-type="float" office:value="2.82504559711596" calcext:value-type="float">
            <text:p>2.8250455971159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[.D2]/SQRT(2)" office:value-type="float" office:value="0.609384624026567" calcext:value-type="float">
            <text:p>0.609384624026567</text:p>
          </table:table-cell>
          <table:table-cell/>
          <table:table-cell table:formula="of:=([.F2]-[.$F$9])^2" office:value-type="float" office:value="1121.16916841447" calcext:value-type="float">
            <text:p>1121.16916841447</text:p>
          </table:table-cell>
          <table:table-cell table:number-columns-repeated="5"/>
          <table:table-cell table:formula="of:=([.L2]-[.$L$9])^2" office:value-type="float" office:value="3.84101989252803" calcext:value-type="float">
            <text:p>3.841019892528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]/SQRT(2)" office:value-type="float" office:value="0.820880262279463" calcext:value-type="float">
            <text:p>0.820880262279463</text:p>
          </table:table-cell>
          <table:table-cell/>
          <table:table-cell table:formula="of:=([.F3]-[.$F$9])^2" office:value-type="float" office:value="1669.85626808334" calcext:value-type="float">
            <text:p>1669.85626808334</text:p>
          </table:table-cell>
          <table:table-cell table:number-columns-repeated="5"/>
          <table:table-cell table:formula="of:=([.L3]-[.$L$9])^2" office:value-type="float" office:value="0.0610829604928715" calcext:value-type="float">
            <text:p>0.06108296049287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]/SQRT(2)" office:value-type="float" office:value="1.03237590053236" calcext:value-type="float">
            <text:p>1.03237590053236</text:p>
          </table:table-cell>
          <table:table-cell/>
          <table:table-cell table:formula="of:=([.F4]-[.$F$9])^2" office:value-type="float" office:value="2.50037351364006" calcext:value-type="float">
            <text:p>2.50037351364006</text:p>
          </table:table-cell>
          <table:table-cell table:number-columns-repeated="5"/>
          <table:table-cell table:formula="of:=([.L4]-[.$L$9])^2" office:value-type="float" office:value="0.129289000406932" calcext:value-type="float">
            <text:p>0.1292890004069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]/SQRT(2)" office:value-type="float" office:value="1.41067802846716" calcext:value-type="float">
            <text:p>1.41067802846716</text:p>
          </table:table-cell>
          <table:table-cell/>
          <table:table-cell table:formula="of:=([.F5]-[.$F$9])^2" office:value-type="float" office:value="125.112248913063" calcext:value-type="float">
            <text:p>125.112248913063</text:p>
          </table:table-cell>
          <table:table-cell table:number-columns-repeated="5"/>
          <table:table-cell table:formula="of:=([.L5]-[.$L$9])^2" office:value-type="float" office:value="0.521864435313636" calcext:value-type="float">
            <text:p>0.5218644353136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]/SQRT(2)" office:value-type="float" office:value="1.6484780389802" calcext:value-type="float">
            <text:p>1.6484780389802</text:p>
          </table:table-cell>
          <table:table-cell/>
          <table:table-cell table:formula="of:=([.F6]-[.$F$9])^2" office:value-type="float" office:value="66.6813672444386" calcext:value-type="float">
            <text:p>66.6813672444386</text:p>
          </table:table-cell>
          <table:table-cell table:number-columns-repeated="5"/>
          <table:table-cell table:formula="of:=([.L6]-[.$L$9])^2" office:value-type="float" office:value="0.143440682069743" calcext:value-type="float">
            <text:p>0.1434406820697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]/SQRT(2)" office:value-type="float" office:value="2.04417499373219" calcext:value-type="float">
            <text:p>2.04417499373219</text:p>
          </table:table-cell>
          <table:table-cell/>
          <table:table-cell table:formula="of:=([.F7]-[.$F$9])^2" office:value-type="float" office:value="503.737184546073" calcext:value-type="float">
            <text:p>503.737184546073</text:p>
          </table:table-cell>
          <table:table-cell table:number-columns-repeated="5"/>
          <table:table-cell table:formula="of:=([.L7]-[.$L$9])^2" office:value-type="float" office:value="0.736236907068392" calcext:value-type="float">
            <text:p>0.7362369070683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]/SQRT(2)" office:value-type="float" office:value="2.30849150853972" calcext:value-type="float">
            <text:p>2.30849150853972</text:p>
          </table:table-cell>
          <table:table-cell/>
          <table:table-cell table:formula="of:=([.F8]-[.$F$9])^2" office:value-type="float" office:value="185.663621328426" calcext:value-type="float">
            <text:p>185.663621328426</text:p>
          </table:table-cell>
          <table:table-cell table:number-columns-repeated="5"/>
          <table:table-cell table:formula="of:=([.L8]-[.$L$9])^2" office:value-type="float" office:value="2.54794874790469" calcext:value-type="float">
            <text:p>2.5479487479046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SQRT(SUM([.F12:.F18]))" office:value-type="float" office:value="60.6194707337787" calcext:value-type="float">
            <text:p>60.6194707337787</text:p>
          </table:table-cell>
          <table:table-cell table:number-columns-repeated="5"/>
          <table:table-cell table:formula="of:=SQRT(SUM([.L12:.L18]))" office:value-type="float" office:value="2.82504559711596" calcext:value-type="float">
            <text:p>2.8250455971159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formula="of:=AVERAGE([.L9];[.L31])" office:value-type="float" office:value="6.87619880893814" calcext:value-type="float">
            <text:p>6.87619880893814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C, нФ</text:p>
          </table:table-cell>
          <table:table-cell table:style-name="ce6" office:value-type="string" calcext:value-type="string">
            <text:p>f, кГц</text:p>
          </table:table-cell>
          <table:table-cell table:style-name="ce6" office:value-type="string" calcext:value-type="string">
            <text:p>U, В</text:p>
          </table:table-cell>
          <table:table-cell table:style-name="ce6" office:value-type="string" calcext:value-type="string">
            <text:p>E, В</text:p>
          </table:table-cell>
          <table:table-cell table:style-name="ce6" office:value-type="string" calcext:value-type="string">
            <text:p>L, мкГн</text:p>
          </table:table-cell>
          <table:table-cell table:style-name="ce6" office:value-type="string" calcext:value-type="string">
            <text:p>p, Ом</text:p>
          </table:table-cell>
          <table:table-cell table:style-name="ce6" office:value-type="string" calcext:value-type="string">
            <text:p>|Zрез|, Ом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sum, Ом</text:p>
          </table:table-cell>
          <table:table-cell table:style-name="ce6" office:value-type="string" calcext:value-type="string">
            <text:p>R s max, Ом</text:p>
          </table:table-cell>
          <table:table-cell table:style-name="ce9" office:value-type="string" calcext:value-type="string">
            <text:p>R L, Ом</text:p>
          </table:table-cell>
          <table:table-cell/>
          <table:table-cell table:formula="of:=AVERAGE([.L10];[.L32])" office:value-type="float" office:value="2.87967298647345" calcext:value-type="float">
            <text:p>2.879672986473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.5" calcext:value-type="float">
            <text:p>101.5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3587" calcext:value-type="float">
            <text:p>0.3587</text:p>
          </table:table-cell>
          <table:table-cell table:formula="of:=1/([.B24]*([.C24]*2*PI())^2)*1000*1000000" office:value-type="float" office:value="971.19665140308" calcext:value-type="float">
            <text:p>971.19665140308</text:p>
          </table:table-cell>
          <table:table-cell table:formula="of:=1/([.B24]*[.C24]*2*PI())*1000000" office:value-type="float" office:value="97.8184027435599" calcext:value-type="float">
            <text:p>97.8184027435599</text:p>
          </table:table-cell>
          <table:table-cell table:formula="of:=[.D24]/[.E24]*[.$O$5]" office:value-type="float" office:value="1561.03707833844" calcext:value-type="float">
            <text:p>1561.03707833844</text:p>
          </table:table-cell>
          <table:table-cell table:formula="of:=[.H24]/[.G24]" office:value-type="float" office:value="15.958521449495" calcext:value-type="float">
            <text:p>15.958521449495</text:p>
          </table:table-cell>
          <table:table-cell table:formula="of:=[.G24]^2/[.H24]" office:value-type="float" office:value="6.12954044979242" calcext:value-type="float">
            <text:p>6.12954044979242</text:p>
          </table:table-cell>
          <table:table-cell table:style-name="ce8" table:formula="of:=[.$O$9] * [.G24]" office:value-type="float" office:value="0.0978184027435599" calcext:value-type="float">
            <text:p>9.78E-02</text:p>
          </table:table-cell>
          <table:table-cell table:style-name="ce10" table:formula="of:=[.J24]-[.C35]-[.K24]" office:value-type="float" office:value="6.03172204704886" calcext:value-type="float">
            <text:p>6.031722047048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7" calcext:value-type="float">
            <text:p>82.7</text:p>
          </table:table-cell>
          <table:table-cell office:value-type="float" office:value="18.3" calcext:value-type="float">
            <text:p>18.3</text:p>
          </table:table-cell>
          <table:table-cell office:value-type="float" office:value="0.592" calcext:value-type="float">
            <text:p>0.592</text:p>
          </table:table-cell>
          <table:table-cell table:style-name="ce2" office:value-type="float" office:value="0.3586" calcext:value-type="float">
            <text:p>0.3586</text:p>
          </table:table-cell>
          <table:table-cell table:formula="of:=1/([.B25]*([.C25]*2*PI())^2)*1000*1000000" office:value-type="float" office:value="914.60290036525" calcext:value-type="float">
            <text:p>914.60290036525</text:p>
          </table:table-cell>
          <table:table-cell table:formula="of:=1/([.B25]*[.C25]*2*PI())*1000000" office:value-type="float" office:value="105.163136950262" calcext:value-type="float">
            <text:p>105.163136950262</text:p>
          </table:table-cell>
          <table:table-cell table:formula="of:=[.D25]/[.E25]*[.$O$5]" office:value-type="float" office:value="1664.07138873397" calcext:value-type="float">
            <text:p>1664.07138873397</text:p>
          </table:table-cell>
          <table:table-cell table:formula="of:=[.H25]/[.G25]" office:value-type="float" office:value="15.823713869633" calcext:value-type="float">
            <text:p>15.823713869633</text:p>
          </table:table-cell>
          <table:table-cell table:formula="of:=[.G25]^2/[.H25]" office:value-type="float" office:value="6.64592002968901" calcext:value-type="float">
            <text:p>6.64592002968901</text:p>
          </table:table-cell>
          <table:table-cell table:style-name="ce8" table:formula="of:=[.$O$9] * [.G25]" office:value-type="float" office:value="0.105163136950262" calcext:value-type="float">
            <text:p>1.05E-01</text:p>
          </table:table-cell>
          <table:table-cell table:style-name="ce10" table:formula="of:=[.J25]-[.C36]-[.K25]" office:value-type="float" office:value="6.54075689273875" calcext:value-type="float">
            <text:p>6.540756892738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5" calcext:value-type="float">
            <text:p>67.5</text:p>
          </table:table-cell>
          <table:table-cell office:value-type="float" office:value="19.52" calcext:value-type="float">
            <text:p>19.52</text:p>
          </table:table-cell>
          <table:table-cell office:value-type="float" office:value="0.623" calcext:value-type="float">
            <text:p>0.623</text:p>
          </table:table-cell>
          <table:table-cell office:value-type="float" office:value="0.3586" calcext:value-type="float">
            <text:p>0.3586</text:p>
          </table:table-cell>
          <table:table-cell table:formula="of:=1/([.B26]*([.C26]*2*PI())^2)*1000*1000000" office:value-type="float" office:value="984.865362763101" calcext:value-type="float">
            <text:p>984.865362763101</text:p>
          </table:table-cell>
          <table:table-cell table:formula="of:=1/([.B26]*[.C26]*2*PI())*1000000" office:value-type="float" office:value="120.79154758037" calcext:value-type="float">
            <text:p>120.79154758037</text:p>
          </table:table-cell>
          <table:table-cell table:formula="of:=[.D26]/[.E26]*[.$O$5]" office:value-type="float" office:value="1751.21026213051" calcext:value-type="float">
            <text:p>1751.21026213051</text:p>
          </table:table-cell>
          <table:table-cell table:formula="of:=[.H26]/[.G26]" office:value-type="float" office:value="14.4977881086036" calcext:value-type="float">
            <text:p>14.4977881086036</text:p>
          </table:table-cell>
          <table:table-cell table:formula="of:=[.G26]^2/[.H26]" office:value-type="float" office:value="8.33172251349759" calcext:value-type="float">
            <text:p>8.33172251349759</text:p>
          </table:table-cell>
          <table:table-cell table:style-name="ce8" table:formula="of:=[.$O$9] * [.G26]" office:value-type="float" office:value="0.12079154758037" calcext:value-type="float">
            <text:p>1.21E-01</text:p>
          </table:table-cell>
          <table:table-cell table:style-name="ce10" table:formula="of:=[.J26]-[.C37]-[.K26]" office:value-type="float" office:value="8.21093096591722" calcext:value-type="float">
            <text:p>8.210930965917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4" calcext:value-type="float">
            <text:p>57.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3587" calcext:value-type="float">
            <text:p>0.3587</text:p>
          </table:table-cell>
          <table:table-cell table:formula="of:=1/([.B27]*([.C27]*2*PI())^2)*1000*1000000" office:value-type="float" office:value="976.341726726429" calcext:value-type="float">
            <text:p>976.341726726429</text:p>
          </table:table-cell>
          <table:table-cell table:formula="of:=1/([.B27]*[.C27]*2*PI())*1000000" office:value-type="float" office:value="130.420235193191" calcext:value-type="float">
            <text:p>130.420235193191</text:p>
          </table:table-cell>
          <table:table-cell table:formula="of:=[.D27]/[.E27]*[.$O$5]" office:value-type="float" office:value="2830.66183440201" calcext:value-type="float">
            <text:p>2830.66183440201</text:p>
          </table:table-cell>
          <table:table-cell table:formula="of:=[.H27]/[.G27]" office:value-type="float" office:value="21.7041613995632" calcext:value-type="float">
            <text:p>21.7041613995632</text:p>
          </table:table-cell>
          <table:table-cell table:formula="of:=[.G27]^2/[.H27]" office:value-type="float" office:value="6.00899674455127" calcext:value-type="float">
            <text:p>6.00899674455127</text:p>
          </table:table-cell>
          <table:table-cell table:style-name="ce8" table:formula="of:=[.$O$9] * [.G27]" office:value-type="float" office:value="0.130420235193191" calcext:value-type="float">
            <text:p>1.30E-01</text:p>
          </table:table-cell>
          <table:table-cell table:style-name="ce10" table:formula="of:=[.J27]-[.C38]-[.K27]" office:value-type="float" office:value="5.87857650935808" calcext:value-type="float">
            <text:p>5.878576509358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3" calcext:value-type="float">
            <text:p>47.3</text:p>
          </table:table-cell>
          <table:table-cell office:value-type="float" office:value="23.2" calcext:value-type="float">
            <text:p>23.2</text:p>
          </table:table-cell>
          <table:table-cell office:value-type="float" office:value="1.1299" calcext:value-type="float">
            <text:p>1.1299</text:p>
          </table:table-cell>
          <table:table-cell office:value-type="float" office:value="0.3587" calcext:value-type="float">
            <text:p>0.3587</text:p>
          </table:table-cell>
          <table:table-cell table:formula="of:=1/([.B28]*([.C28]*2*PI())^2)*1000*1000000" office:value-type="float" office:value="994.954344603555" calcext:value-type="float">
            <text:p>994.954344603555</text:p>
          </table:table-cell>
          <table:table-cell table:formula="of:=1/([.B28]*[.C28]*2*PI())*1000000" office:value-type="float" office:value="145.034394448399" calcext:value-type="float">
            <text:p>145.034394448399</text:p>
          </table:table-cell>
          <table:table-cell table:formula="of:=[.D28]/[.E28]*[.$O$5]" office:value-type="float" office:value="3175.18594926122" calcext:value-type="float">
            <text:p>3175.18594926122</text:p>
          </table:table-cell>
          <table:table-cell table:formula="of:=[.H28]/[.G28]" office:value-type="float" office:value="21.8926411306588" calcext:value-type="float">
            <text:p>21.8926411306588</text:p>
          </table:table-cell>
          <table:table-cell table:formula="of:=[.G28]^2/[.H28]" office:value-type="float" office:value="6.62480116413595" calcext:value-type="float">
            <text:p>6.62480116413595</text:p>
          </table:table-cell>
          <table:table-cell table:style-name="ce8" table:formula="of:=[.$O$9] * [.G28]" office:value-type="float" office:value="0.145034394448399" calcext:value-type="float">
            <text:p>1.45E-01</text:p>
          </table:table-cell>
          <table:table-cell table:style-name="ce10" table:formula="of:=[.J28]-[.C39]-[.K28]" office:value-type="float" office:value="6.47976676968755" calcext:value-type="float">
            <text:p>6.479766769687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27.57" calcext:value-type="float">
            <text:p>27.57</text:p>
          </table:table-cell>
          <table:table-cell office:value-type="float" office:value="1.4725" calcext:value-type="float">
            <text:p>1.4725</text:p>
          </table:table-cell>
          <table:table-cell office:value-type="float" office:value="0.3588" calcext:value-type="float">
            <text:p>0.3588</text:p>
          </table:table-cell>
          <table:table-cell table:formula="of:=1/([.B29]*([.C29]*2*PI())^2)*1000*1000000" office:value-type="float" office:value="1031.72560476086" calcext:value-type="float">
            <text:p>1031.72560476086</text:p>
          </table:table-cell>
          <table:table-cell table:formula="of:=1/([.B29]*[.C29]*2*PI())*1000000" office:value-type="float" office:value="178.723163545308" calcext:value-type="float">
            <text:p>178.723163545308</text:p>
          </table:table-cell>
          <table:table-cell table:formula="of:=[.D29]/[.E29]*[.$O$5]" office:value-type="float" office:value="4136.78929765886" calcext:value-type="float">
            <text:p>4136.78929765886</text:p>
          </table:table-cell>
          <table:table-cell table:formula="of:=[.H29]/[.G29]" office:value-type="float" office:value="23.1463522444317" calcext:value-type="float">
            <text:p>23.1463522444317</text:p>
          </table:table-cell>
          <table:table-cell table:formula="of:=[.G29]^2/[.H29]" office:value-type="float" office:value="7.72143971792803" calcext:value-type="float">
            <text:p>7.72143971792803</text:p>
          </table:table-cell>
          <table:table-cell table:style-name="ce8" table:formula="of:=[.$O$9] * [.G29]" office:value-type="float" office:value="0.178723163545308" calcext:value-type="float">
            <text:p>1.79E-01</text:p>
          </table:table-cell>
          <table:table-cell table:style-name="ce10" table:formula="of:=[.J29]-[.C40]-[.K29]" office:value-type="float" office:value="7.54271655438272" calcext:value-type="float">
            <text:p>7.542716554382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office:value-type="float" office:value="31.84" calcext:value-type="float">
            <text:p>31.84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3588" calcext:value-type="float">
            <text:p>0.3588</text:p>
          </table:table-cell>
          <table:table-cell table:formula="of:=1/([.B30]*([.C30]*2*PI())^2)*1000*1000000" office:value-type="float" office:value="995.452229623165" calcext:value-type="float">
            <text:p>995.452229623165</text:p>
          </table:table-cell>
          <table:table-cell table:formula="of:=1/([.B30]*[.C30]*2*PI())*1000000" office:value-type="float" office:value="199.146808609651" calcext:value-type="float">
            <text:p>199.146808609651</text:p>
          </table:table-cell>
          <table:table-cell table:formula="of:=[.D30]/[.E30]*[.$O$5]" office:value-type="float" office:value="4282.3143812709" calcext:value-type="float">
            <text:p>4282.3143812709</text:p>
          </table:table-cell>
          <table:table-cell table:formula="of:=[.H30]/[.G30]" office:value-type="float" office:value="21.5033040758624" calcext:value-type="float">
            <text:p>21.5033040758624</text:p>
          </table:table-cell>
          <table:table-cell table:formula="of:=[.G30]^2/[.H30]" office:value-type="float" office:value="9.2612190157881" calcext:value-type="float">
            <text:p>9.2612190157881</text:p>
          </table:table-cell>
          <table:table-cell table:style-name="ce8" table:formula="of:=[.$O$9] * [.G30]" office:value-type="float" office:value="0.199146808609651" calcext:value-type="float">
            <text:p>1.99E-01</text:p>
          </table:table-cell>
          <table:table-cell table:style-name="ce10" table:formula="of:=[.J30]-[.C41]-[.K30]" office:value-type="float" office:value="9.06207220717845" calcext:value-type="float">
            <text:p>9.0620722071784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rg</text:p>
          </table:table-cell>
          <table:table-cell table:number-columns-repeated="4"/>
          <table:table-cell table:formula="of:=AVERAGE([.F24:.F30])" office:value-type="float" office:value="981.305545749349" calcext:value-type="float">
            <text:p>981.305545749349</text:p>
          </table:table-cell>
          <table:table-cell table:number-columns-repeated="5"/>
          <table:table-cell table:style-name="ce10" table:formula="of:=AVERAGE([.L24:.L30])" office:value-type="float" office:value="7.10664884947309" calcext:value-type="float">
            <text:p>7.1066488494730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err</text:p>
          </table:table-cell>
          <table:table-cell table:style-name="ce7" table:number-columns-repeated="4"/>
          <table:table-cell table:style-name="ce7" table:formula="of:=[.F42]" office:value-type="float" office:value="86.702624920571" calcext:value-type="float">
            <text:p>86.702624920571</text:p>
          </table:table-cell>
          <table:table-cell table:style-name="ce7" table:number-columns-repeated="5"/>
          <table:table-cell table:style-name="ce7" table:formula="of:=[.L42]" office:value-type="float" office:value="2.93430037583094" calcext:value-type="float">
            <text:p>2.9343003758309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[.D24]/SQRT(2)" office:value-type="float" office:value="0.392797816949127" calcext:value-type="float">
            <text:p>0.392797816949127</text:p>
          </table:table-cell>
          <table:table-cell/>
          <table:table-cell table:formula="of:=([.F24]-[.$F$31])^2" office:value-type="float" office:value="102.18974490403" calcext:value-type="float">
            <text:p>102.18974490403</text:p>
          </table:table-cell>
          <table:table-cell table:number-columns-repeated="5"/>
          <table:table-cell table:formula="of:=([.L24]-[.$L$31])^2" office:value-type="float" office:value="1.15546763056997" calcext:value-type="float">
            <text:p>1.155467630569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/SQRT(2)" office:value-type="float" office:value="0.418607214462436" calcext:value-type="float">
            <text:p>0.418607214462436</text:p>
          </table:table-cell>
          <table:table-cell/>
          <table:table-cell table:formula="of:=([.F25]-[.$F$31])^2" office:value-type="float" office:value="4449.24290123685" calcext:value-type="float">
            <text:p>4449.24290123685</text:p>
          </table:table-cell>
          <table:table-cell table:number-columns-repeated="5"/>
          <table:table-cell table:formula="of:=([.L25]-[.$L$31])^2" office:value-type="float" office:value="0.320233706696625" calcext:value-type="float">
            <text:p>0.3202337066966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/SQRT(2)" office:value-type="float" office:value="0.440527524679219" calcext:value-type="float">
            <text:p>0.440527524679219</text:p>
          </table:table-cell>
          <table:table-cell/>
          <table:table-cell table:formula="of:=([.F26]-[.$F$31])^2" office:value-type="float" office:value="12.672297171402" calcext:value-type="float">
            <text:p>12.672297171402</text:p>
          </table:table-cell>
          <table:table-cell table:number-columns-repeated="5"/>
          <table:table-cell table:formula="of:=([.L26]-[.$L$31])^2" office:value-type="float" office:value="1.21943899269832" calcext:value-type="float">
            <text:p>1.219438992698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7]/SQRT(2)" office:value-type="float" office:value="0.712268660689209" calcext:value-type="float">
            <text:p>0.712268660689209</text:p>
          </table:table-cell>
          <table:table-cell/>
          <table:table-cell table:formula="of:=([.F27]-[.$F$31])^2" office:value-type="float" office:value="24.6394992922958" calcext:value-type="float">
            <text:p>24.6394992922958</text:p>
          </table:table-cell>
          <table:table-cell table:number-columns-repeated="5"/>
          <table:table-cell table:formula="of:=([.L27]-[.$L$31])^2" office:value-type="float" office:value="1.50816167255556" calcext:value-type="float">
            <text:p>1.508161672555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/SQRT(2)" office:value-type="float" office:value="0.79895995206268" calcext:value-type="float">
            <text:p>0.79895995206268</text:p>
          </table:table-cell>
          <table:table-cell/>
          <table:table-cell table:formula="of:=([.F28]-[.$F$31])^2" office:value-type="float" office:value="186.289710162591" calcext:value-type="float">
            <text:p>186.289710162591</text:p>
          </table:table-cell>
          <table:table-cell table:number-columns-repeated="5"/>
          <table:table-cell table:formula="of:=([.L28]-[.$L$31])^2" office:value-type="float" office:value="0.392981141956242" calcext:value-type="float">
            <text:p>0.3929811419562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/SQRT(2)" office:value-type="float" office:value="1.04121473529719" calcext:value-type="float">
            <text:p>1.04121473529719</text:p>
          </table:table-cell>
          <table:table-cell/>
          <table:table-cell table:formula="of:=([.F29]-[.$F$31])^2" office:value-type="float" office:value="2542.18235072434" calcext:value-type="float">
            <text:p>2542.18235072434</text:p>
          </table:table-cell>
          <table:table-cell table:number-columns-repeated="5"/>
          <table:table-cell table:formula="of:=([.L29]-[.$L$31])^2" office:value-type="float" office:value="0.190155043265155" calcext:value-type="float">
            <text:p>0.1901550432651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0]/SQRT(2)" office:value-type="float" office:value="1.07784286656265" calcext:value-type="float">
            <text:p>1.07784286656265</text:p>
          </table:table-cell>
          <table:table-cell/>
          <table:table-cell table:formula="of:=([.F30]-[.$F$31])^2" office:value-type="float" office:value="200.128664625704" calcext:value-type="float">
            <text:p>200.128664625704</text:p>
          </table:table-cell>
          <table:table-cell table:number-columns-repeated="5"/>
          <table:table-cell table:formula="of:=([.L30]-[.$L$31])^2" office:value-type="float" office:value="3.82368050785971" calcext:value-type="float">
            <text:p>3.8236805078597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f:=SQRT(SUM([.F34:.F40]))" office:value-type="float" office:value="86.702624920571" calcext:value-type="float">
            <text:p>86.702624920571</text:p>
          </table:table-cell>
          <table:table-cell table:number-columns-repeated="5"/>
          <table:table-cell table:formula="of:=SQRT(SUM([.L34:.L40]))" office:value-type="float" office:value="2.93430037583094" calcext:value-type="float">
            <text:p>2.93430037583094</text:p>
          </table:table-cell>
          <table:table-cell table:number-columns-repeated="3"/>
        </table:table-row>
      </table:table>
      <table:table table:name="t1,2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f0</text:p>
          </table:table-cell>
          <table:table-cell table:style-name="Default" office:value-type="string" calcext:value-type="string">
            <text:p>U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2" calcext:value-type="float">
            <text:p>15.62</text:p>
          </table:table-cell>
          <table:table-cell office:value-type="float" office:value="0.8618" calcext:value-type="float">
            <text:p>0.8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97" calcext:value-type="float">
            <text:p>17.97</text:p>
          </table:table-cell>
          <table:table-cell office:value-type="float" office:value="0.4035" calcext:value-type="float">
            <text:p>0.40</text:p>
          </table:table-cell>
          <table:table-cell office:value-type="float" office:value="0.7142" calcext:value-type="float">
            <text:p>0.7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46" calcext:value-type="float">
            <text:p>19.46</text:p>
          </table:table-cell>
          <table:table-cell office:value-type="float" office:value="1.46" calcext:value-type="float">
            <text:p>1.46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4" calcext:value-type="float">
            <text:p>21.24</text:p>
          </table:table-cell>
          <table:table-cell office:value-type="float" office:value="1.995" calcext:value-type="float">
            <text:p>2.00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17" calcext:value-type="float">
            <text:p>23.17</text:p>
          </table:table-cell>
          <table:table-cell office:value-type="float" office:value="2.3313" calcext:value-type="float">
            <text:p>2.33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84" calcext:value-type="float">
            <text:p>27.84</text:p>
          </table:table-cell>
          <table:table-cell office:value-type="float" office:value="2.8909" calcext:value-type="float">
            <text:p>2.89</text:p>
          </table:table-cell>
          <table:table-cell office:value-type="float" office:value="0.7145" calcext:value-type="float">
            <text:p>0.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3.2647" calcext:value-type="float">
            <text:p>3.26</text:p>
          </table:table-cell>
          <table:table-cell office:value-type="float" office:value="0.7144" calcext:value-type="float">
            <text:p>0.7144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6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" calcext:value-type="float">
            <text:p>18.30</text:p>
          </table:table-cell>
          <table:table-cell office:value-type="float" office:value="0.692" calcext:value-type="float">
            <text:p>0.69</text:p>
          </table:table-cell>
          <table:table-cell table:style-name="ce2" office:value-type="float" office:value="0.3586" calcext:value-type="float">
            <text:p>0.3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52" calcext:value-type="float">
            <text:p>19.52</text:p>
          </table:table-cell>
          <table:table-cell office:value-type="float" office:value="0.523" calcext:value-type="float">
            <text:p>0.52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1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.20</text:p>
          </table:table-cell>
          <table:table-cell office:value-type="float" office:value="1.1299" calcext:value-type="float">
            <text:p>1.13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7" calcext:value-type="float">
            <text:p>27.57</text:p>
          </table:table-cell>
          <table:table-cell office:value-type="float" office:value="1.4725" calcext:value-type="float">
            <text:p>1.4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84" calcext:value-type="float">
            <text:p>31.84</text:p>
          </table:table-cell>
          <table:table-cell office:value-type="float" office:value="1.5243" calcext:value-type="float">
            <text:p>1.52</text:p>
          </table:table-cell>
          <table:table-cell office:value-type="float" office:value="0.3588" calcext:value-type="float">
            <text:p>0.3588</text:p>
          </table:table-cell>
        </table:table-row>
      </table:table>
      <table:table table:name="t3" table:style-name="ta1">
        <table:table-column table:style-name="co1" table:number-columns-repeated="11" table:default-cell-style-name="Default"/>
        <table:table-column table:style-name="co1" table:number-columns-repeated="2" table:default-cell-style-name="ce12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phi</text:p>
          </table:table-cell>
          <table:table-cell table:number-columns-repeated="3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6.15" calcext:value-type="float">
            <text:p>16.15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float" office:value="16.15" calcext:value-type="float">
            <text:p>16.15</text:p>
          </table:table-cell>
          <table:table-cell office:value-type="float" office:value="12.2" calcext:value-type="float">
            <text:p>12.2</text:p>
          </table:table-cell>
          <table:table-cell table:number-columns-repeated="2"/>
          <table:table-cell office:value-type="string" calcext:value-type="string">
            <text:p>C7</text:p>
          </table:table-cell>
          <table:table-cell office:value-type="float" office:value="16.15" calcext:value-type="float">
            <text:p>16.15</text:p>
          </table:table-cell>
          <table:table-cell office:value-type="float" office:value="0.58" calcext:value-type="float">
            <text:p>0.58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N2]/[.$F$33] * PI()" office:value-type="float" office:value="1.22877741778388" calcext:value-type="float">
            <text:p>1.22877741778388</text:p>
          </table:table-cell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6.35" calcext:value-type="float">
            <text:p>16.35</text:p>
          </table:table-cell>
          <table:table-cell office:value-type="float" office:value="10.6" calcext:value-type="float">
            <text:p>10.6</text:p>
          </table:table-cell>
          <table:table-cell table:number-columns-repeated="3"/>
          <table:table-cell office:value-type="float" office:value="16.35" calcext:value-type="float">
            <text:p>16.35</text:p>
          </table:table-cell>
          <table:table-cell office:value-type="float" office:value="0.5" calcext:value-type="float">
            <text:p>0.50</text:p>
          </table:table-cell>
          <table:table-cell office:value-type="float" office:value="10.6" calcext:value-type="float">
            <text:p>10.6</text:p>
          </table:table-cell>
          <table:table-cell/>
          <table:table-cell table:formula="of:=[.N3]/[.$F$33] * PI()" office:value-type="float" office:value="1.06762628102534" calcext:value-type="float">
            <text:p>1.06762628102534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office:value-type="float" office:value="16.5" calcext:value-type="float">
            <text:p>16.50</text:p>
          </table:table-cell>
          <table:table-cell office:value-type="float" office:value="0.43" calcext:value-type="float">
            <text:p>0.43</text:p>
          </table:table-cell>
          <table:table-cell office:value-type="float" office:value="10.9" calcext:value-type="float">
            <text:p>10.9</text:p>
          </table:table-cell>
          <table:table-cell/>
          <table:table-cell table:formula="of:=[.N4]/[.$F$33] * PI()" office:value-type="float" office:value="1.09784211916757" calcext:value-type="float">
            <text:p>1.09784211916757</text:p>
          </table:table-cell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16.65" calcext:value-type="float">
            <text:p>16.6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.65" calcext:value-type="float">
            <text:p>16.65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N5]/[.$F$33] * PI()" office:value-type="float" office:value="0.80575568379271" calcext:value-type="float">
            <text:p>0.80575568379271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16.6" calcext:value-type="float">
            <text:p>16.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.6" calcext:value-type="float">
            <text:p>16.60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N6]/[.$F$33] * PI()" office:value-type="float" office:value="0.80575568379271" calcext:value-type="float">
            <text:p>0.80575568379271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16.7" calcext:value-type="float">
            <text:p>16.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.7" calcext:value-type="float">
            <text:p>16.70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.0</text:p>
          </table:table-cell>
          <table:table-cell/>
          <table:table-cell table:formula="of:=[.N7]/[.$F$33] * PI()" office:value-type="float" office:value="0.906475144266799" calcext:value-type="float">
            <text:p>0.906475144266799</text:p>
          </table:table-cell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0.34" calcext:value-type="float">
            <text:p>0.34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[.N8]/[.$F$33] * PI()" office:value-type="float" office:value="0.956834874503843" calcext:value-type="float">
            <text:p>0.956834874503843</text:p>
          </table:table-cell>
        </table:table-row>
        <table:table-row table:style-name="ro1">
          <table:table-cell/>
          <table:table-cell office:value-type="float" office:value="16.01" calcext:value-type="float">
            <text:p>16.01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office:value-type="float" office:value="16.01" calcext:value-type="float">
            <text:p>16.01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float" office:value="16.01" calcext:value-type="float">
            <text:p>16.01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N9]/[.$F$33] * PI()" office:value-type="float" office:value="0.141007244663724" calcext:value-type="float">
            <text:p>0.141007244663724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15.9" calcext:value-type="float">
            <text:p>15.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15.9" calcext:value-type="float">
            <text:p>15.90</text:p>
          </table:table-cell>
          <table:table-cell office:value-type="float" office:value="0.55" calcext:value-type="float">
            <text:p>0.5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N10]/[.$F$33] * PI()" office:value-type="float" office:value="0.251798651185222" calcext:value-type="float">
            <text:p>0.251798651185222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15.8" calcext:value-type="float">
            <text:p>15.8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15.8" calcext:value-type="float">
            <text:p>15.80</text:p>
          </table:table-cell>
          <table:table-cell office:value-type="float" office:value="0.52" calcext:value-type="float">
            <text:p>0.5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N11]/[.$F$33] * PI()" office:value-type="float" office:value="0.453237572133399" calcext:value-type="float">
            <text:p>0.453237572133399</text:p>
          </table:table-cell>
        </table:table-row>
        <table:table-row table:style-name="ro1">
          <table:table-cell/>
          <table:table-cell office:value-type="float" office:value="17.57" calcext:value-type="float">
            <text:p>17.57</text:p>
          </table:table-cell>
          <table:table-cell office:value-type="float" office:value="0.47" calcext:value-type="float">
            <text:p>0.47</text:p>
          </table:table-cell>
          <table:table-cell table:number-columns-repeated="3"/>
          <table:table-cell office:value-type="float" office:value="17.57" calcext:value-type="float">
            <text:p>17.5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.57" calcext:value-type="float">
            <text:p>17.57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N12]/[.$F$33] * PI()" office:value-type="float" office:value="0.604316762844533" calcext:value-type="float">
            <text:p>0.604316762844533</text:p>
          </table:table-cell>
        </table:table-row>
        <table:table-row table:style-name="ro1">
          <table:table-cell/>
          <table:table-cell office:value-type="float" office:value="15.33" calcext:value-type="float">
            <text:p>15.33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15.33" calcext:value-type="float">
            <text:p>15.3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5.33" calcext:value-type="float">
            <text:p>15.33</text:p>
          </table:table-cell>
          <table:table-cell office:value-type="float" office:value="0.4" calcext:value-type="float">
            <text:p>0.40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N13]/[.$F$33] * PI()" office:value-type="float" office:value="0.80575568379271" calcext:value-type="float">
            <text:p>0.80575568379271</text:p>
          </table:table-cell>
        </table:table-row>
        <table:table-row table:style-name="ro1">
          <table:table-cell/>
          <table:table-cell office:value-type="float" office:value="16.48" calcext:value-type="float">
            <text:p>16.48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16.48" calcext:value-type="float">
            <text:p>16.48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office:value-type="float" office:value="16.48" calcext:value-type="float">
            <text:p>16.48</text:p>
          </table:table-cell>
          <table:table-cell office:value-type="float" office:value="0.37" calcext:value-type="float">
            <text:p>0.37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N14]/[.$F$33] * PI()" office:value-type="float" office:value="0.856115414029755" calcext:value-type="float">
            <text:p>0.8561154140297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21.3" calcext:value-type="float">
            <text:p>21.3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.0</text:p>
          </table:table-cell>
          <table:table-cell/>
          <table:table-cell table:formula="of:=[.N16]/[.$F$34] * PI()" office:value-type="float" office:value="0.133580519630638" calcext:value-type="float">
            <text:p>0.133580519630638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.4" calcext:value-type="float">
            <text:p>21.40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.0</text:p>
          </table:table-cell>
          <table:table-cell/>
          <table:table-cell table:formula="of:=[.N17]/[.$F$34] * PI()" office:value-type="float" office:value="0.267161039261276" calcext:value-type="float">
            <text:p>0.2671610392612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5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N18]/[.$F$34] * PI()" office:value-type="float" office:value="0.467531818707233" calcext:value-type="float">
            <text:p>0.4675318187072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6" calcext:value-type="float">
            <text:p>6.00</text:p>
          </table:table-cell>
          <table:table-cell office:value-type="float" office:value="0.82" calcext:value-type="float">
            <text:p>0.8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N19]/[.$F$34] * PI()" office:value-type="float" office:value="0.601112338337871" calcext:value-type="float">
            <text:p>0.6011123383378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7" calcext:value-type="float">
            <text:p>7.00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N20]/[.$F$34] * PI()" office:value-type="float" office:value="0.734692857968509" calcext:value-type="float">
            <text:p>0.7346928579685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office:value-type="float" office:value="0.58" calcext:value-type="float">
            <text:p>0.58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N21]/[.$F$34] * PI()" office:value-type="float" office:value="0.881631429562211" calcext:value-type="float">
            <text:p>0.881631429562211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float" office:value="8.5" calcext:value-type="float">
            <text:p>8.50</text:p>
          </table:table-cell>
          <table:table-cell office:value-type="float" office:value="0.54" calcext:value-type="float">
            <text:p>0.54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N22]/[.$F$34] * PI()" office:value-type="float" office:value="0.868273377599147" calcext:value-type="float">
            <text:p>0.8682733775991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N23]/[.$F$34] * PI()" office:value-type="float" office:value="0.0935063637414466" calcext:value-type="float">
            <text:p>0.0935063637414466</text:p>
          </table:table-cell>
        </table:table-row>
        <table:table-row table:style-name="ro1">
          <table:table-cell/>
          <table:table-cell office:value-type="float" office:value="21.1" calcext:value-type="float">
            <text:p>21.1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.1" calcext:value-type="float">
            <text:p>21.10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.0</text:p>
          </table:table-cell>
          <table:table-cell/>
          <table:table-cell table:formula="of:=[.N24]/[.$F$34] * PI()" office:value-type="float" office:value="0.267161039261276" calcext:value-type="float">
            <text:p>0.26716103926127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1" calcext:value-type="float">
            <text:p>21.00</text:p>
          </table:table-cell>
          <table:table-cell office:value-type="float" office:value="0.88" calcext:value-type="float">
            <text:p>0.8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N25]/[.$F$34] * PI()" office:value-type="float" office:value="0.467531818707233" calcext:value-type="float">
            <text:p>0.467531818707233</text:p>
          </table:table-cell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.9" calcext:value-type="float">
            <text:p>20.90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.0</text:p>
          </table:table-cell>
          <table:table-cell/>
          <table:table-cell table:formula="of:=[.N26]/[.$F$34] * PI()" office:value-type="float" office:value="0.66790259815319" calcext:value-type="float">
            <text:p>0.66790259815319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office:value-type="float" office:value="20.8" calcext:value-type="float">
            <text:p>20.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.8" calcext:value-type="float">
            <text:p>20.80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N27]/[.$F$34] * PI()" office:value-type="float" office:value="0.801483117783828" calcext:value-type="float">
            <text:p>0.801483117783828</text:p>
          </table:table-cell>
        </table:table-row>
        <table:table-row table:style-name="ro1">
          <table:table-cell/>
          <table:table-cell office:value-type="float" office:value="20.75" calcext:value-type="float">
            <text:p>20.75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N28]/[.$F$34] * PI()" office:value-type="float" office:value="0.801483117783828" calcext:value-type="float">
            <text:p>0.801483117783828</text:p>
          </table:table-cell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20.7" calcext:value-type="float">
            <text:p>20.7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float" office:value="20.7" calcext:value-type="float">
            <text:p>20.70</text:p>
          </table:table-cell>
          <table:table-cell office:value-type="float" office:value="0.65" calcext:value-type="float">
            <text:p>0.65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N29]/[.$F$34] * PI()" office:value-type="float" office:value="0.868273377599147" calcext:value-type="float">
            <text:p>0.868273377599147</text:p>
          </table:table-cell>
        </table:table-row>
        <table:table-row table:style-name="ro1" table:number-rows-repeated="3">
          <table:table-cell table:number-columns-repeated="11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3587" calcext:value-type="float">
            <text:p>0.3587</text:p>
          </table:table-cell>
          <table:table-cell/>
          <table:table-cell table:formula="of:=1/(2*[.B33]) * 1000" office:value-type="float" office:value="31.1915159076731" calcext:value-type="float">
            <text:p>31.1915159076731</text:p>
          </table:table-cell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3587" calcext:value-type="float">
            <text:p>0.3587</text:p>
          </table:table-cell>
          <table:table-cell/>
          <table:table-cell table:formula="of:=1/(2*[.B34]) * 1000" office:value-type="float" office:value="23.5183443085607" calcext:value-type="float">
            <text:p>23.5183443085607</text:p>
          </table:table-cell>
          <table:table-cell table:number-columns-repeated="5"/>
          <table:table-cell table:style-name="Default" table:number-columns-repeated="3"/>
          <table:table-cell table:number-columns-repeated="2"/>
        </table:table-row>
      </table:table>
      <table:table table:name="t4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2"/>
        <table:table-column table:style-name="co1" table:default-cell-style-name="ce18"/>
        <table:table-row table:style-name="ro1">
          <table:table-cell table:style-name="ce3"/>
          <table:table-cell table:style-name="ce6" office:value-type="string" calcext:value-type="string">
            <text:p>C, нФ</text:p>
          </table:table-cell>
          <table:table-cell table:style-name="ce6" office:value-type="string" calcext:value-type="string">
            <text:p>f, кГц</text:p>
          </table:table-cell>
          <table:table-cell table:style-name="ce6" office:value-type="string" calcext:value-type="string">
            <text:p>U, В</text:p>
          </table:table-cell>
          <table:table-cell table:style-name="ce6" office:value-type="string" calcext:value-type="string">
            <text:p>E, В</text:p>
          </table:table-cell>
          <table:table-cell table:style-name="ce6" office:value-type="string" calcext:value-type="string">
            <text:p>L, мкГн</text:p>
          </table:table-cell>
          <table:table-cell table:style-name="ce6" office:value-type="string" calcext:value-type="string">
            <text:p>p, Ом</text:p>
          </table:table-cell>
          <table:table-cell table:style-name="ce6" office:value-type="string" calcext:value-type="string">
            <text:p>|Zрез|, Ом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sum, Ом</text:p>
          </table:table-cell>
          <table:table-cell table:style-name="ce6" office:value-type="string" calcext:value-type="string">
            <text:p>R s max, Ом</text:p>
          </table:table-cell>
          <table:table-cell table:style-name="ce9" office:value-type="string" calcext:value-type="string">
            <text:p>R L, Ом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float" office:value="101.5" calcext:value-type="float">
            <text:p>101.5</text:p>
          </table:table-cell>
          <table:table-cell office:value-type="float" office:value="15.62" calcext:value-type="float">
            <text:p>15.62</text:p>
          </table:table-cell>
          <table:table-cell office:value-type="float" office:value="0.8618" calcext:value-type="float">
            <text:p>0.86</text:p>
          </table:table-cell>
          <table:table-cell office:value-type="float" office:value="0.7143" calcext:value-type="float">
            <text:p>0.7143</text:p>
          </table:table-cell>
          <table:table-cell table:formula="of:=1/([.B2]*([.C2]*2*PI())^2)*1000*1000000" office:value-type="float" office:value="1022.8505003661" calcext:value-type="float">
            <text:p>1023</text:p>
          </table:table-cell>
          <table:table-cell table:formula="of:=1/([.B2]*[.C2]*2*PI())*1000000" office:value-type="float" office:value="100.385979256035" calcext:value-type="float">
            <text:p>100</text:p>
          </table:table-cell>
          <table:table-cell office:value-type="float" office:value="1216.14783704326" calcext:value-type="float">
            <text:p>1216</text:p>
          </table:table-cell>
          <table:table-cell office:value-type="float" office:value="12.1147180717485" calcext:value-type="float">
            <text:p>12.1</text:p>
          </table:table-cell>
          <table:table-cell office:value-type="float" office:value="8.28628273984638" calcext:value-type="float">
            <text:p>8.3</text:p>
          </table:table-cell>
          <table:table-cell office:value-type="float" office:value="0.100385979256035" calcext:value-type="float">
            <text:p>0.10</text:p>
          </table:table-cell>
          <table:table-cell office:value-type="float" office:value="4.68589676059034" calcext:value-type="float">
            <text:p>4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82.7" calcext:value-type="float">
            <text:p>82.7</text:p>
          </table:table-cell>
          <table:table-cell office:value-type="float" office:value="17.97" calcext:value-type="float">
            <text:p>17.97</text:p>
          </table:table-cell>
          <table:table-cell table:formula="of:=AVERAGE([.D2];[.D4])" office:value-type="float" office:value="1.1609" calcext:value-type="float">
            <text:p>1.16</text:p>
          </table:table-cell>
          <table:table-cell office:value-type="float" office:value="0.7142" calcext:value-type="float">
            <text:p>0.7142</text:p>
          </table:table-cell>
          <table:table-cell table:formula="of:=1/([.B3]*([.C3]*2*PI())^2)*1000*1000000" office:value-type="float" office:value="948.502761212788" calcext:value-type="float">
            <text:p>949</text:p>
          </table:table-cell>
          <table:table-cell table:formula="of:=1/([.B3]*[.C3]*2*PI())*1000000" office:value-type="float" office:value="107.094346476894" calcext:value-type="float">
            <text:p>107</text:p>
          </table:table-cell>
          <table:table-cell office:value-type="float" office:value="1638.45869504341" calcext:value-type="float">
            <text:p>1638</text:p>
          </table:table-cell>
          <table:table-cell office:value-type="float" office:value="15.2992081183007" calcext:value-type="float">
            <text:p>15.3</text:p>
          </table:table-cell>
          <table:table-cell office:value-type="float" office:value="6.99999278712925" calcext:value-type="float">
            <text:p>7.0</text:p>
          </table:table-cell>
          <table:table-cell office:value-type="float" office:value="0.107094346476894" calcext:value-type="float">
            <text:p>0.11</text:p>
          </table:table-cell>
          <table:table-cell office:value-type="float" office:value="6.89289844065235" calcext:value-type="float">
            <text:p>6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67.5" calcext:value-type="float">
            <text:p>67.5</text:p>
          </table:table-cell>
          <table:table-cell office:value-type="float" office:value="19.46" calcext:value-type="float">
            <text:p>19.46</text:p>
          </table:table-cell>
          <table:table-cell office:value-type="float" office:value="1.46" calcext:value-type="float">
            <text:p>1.46</text:p>
          </table:table-cell>
          <table:table-cell office:value-type="float" office:value="0.7144" calcext:value-type="float">
            <text:p>0.7144</text:p>
          </table:table-cell>
          <table:table-cell table:formula="of:=1/([.B4]*([.C4]*2*PI())^2)*1000*1000000" office:value-type="float" office:value="990.947893007844" calcext:value-type="float">
            <text:p>991</text:p>
          </table:table-cell>
          <table:table-cell table:formula="of:=1/([.B4]*[.C4]*2*PI())*1000000" office:value-type="float" office:value="121.163977840124" calcext:value-type="float">
            <text:p>121</text:p>
          </table:table-cell>
          <table:table-cell office:value-type="float" office:value="2060.02239641657" calcext:value-type="float">
            <text:p>2060</text:p>
          </table:table-cell>
          <table:table-cell office:value-type="float" office:value="17.0019376479598" calcext:value-type="float">
            <text:p>17.0</text:p>
          </table:table-cell>
          <table:table-cell office:value-type="float" office:value="7.12648054292" calcext:value-type="float">
            <text:p>7.1</text:p>
          </table:table-cell>
          <table:table-cell office:value-type="float" office:value="0.121163977840124" calcext:value-type="float">
            <text:p>0.12</text:p>
          </table:table-cell>
          <table:table-cell office:value-type="float" office:value="7.00531656507988" calcext:value-type="float">
            <text:p>7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57.4" calcext:value-type="float">
            <text:p>57.4</text:p>
          </table:table-cell>
          <table:table-cell office:value-type="float" office:value="21.24" calcext:value-type="float">
            <text:p>21.24</text:p>
          </table:table-cell>
          <table:table-cell office:value-type="float" office:value="1.995" calcext:value-type="float">
            <text:p>2.00</text:p>
          </table:table-cell>
          <table:table-cell office:value-type="float" office:value="0.7145" calcext:value-type="float">
            <text:p>0.7145</text:p>
          </table:table-cell>
          <table:table-cell table:formula="of:=1/([.B5]*([.C5]*2*PI())^2)*1000*1000000" office:value-type="float" office:value="978.181277381745" calcext:value-type="float">
            <text:p>978</text:p>
          </table:table-cell>
          <table:table-cell table:formula="of:=1/([.B5]*[.C5]*2*PI())*1000000" office:value-type="float" office:value="130.543041441019" calcext:value-type="float">
            <text:p>131</text:p>
          </table:table-cell>
          <table:table-cell office:value-type="float" office:value="2814.49965010497" calcext:value-type="float">
            <text:p>2814</text:p>
          </table:table-cell>
          <table:table-cell office:value-type="float" office:value="21.5599362404667" calcext:value-type="float">
            <text:p>21.6</text:p>
          </table:table-cell>
          <table:table-cell office:value-type="float" office:value="6.05488995816217" calcext:value-type="float">
            <text:p>6.1</text:p>
          </table:table-cell>
          <table:table-cell office:value-type="float" office:value="0.130543041441019" calcext:value-type="float">
            <text:p>0.13</text:p>
          </table:table-cell>
          <table:table-cell office:value-type="float" office:value="5.92334691672115" calcext:value-type="float">
            <text:p>5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47.3" calcext:value-type="float">
            <text:p>47.3</text:p>
          </table:table-cell>
          <table:table-cell office:value-type="float" office:value="23.17" calcext:value-type="float">
            <text:p>23.17</text:p>
          </table:table-cell>
          <table:table-cell office:value-type="float" office:value="2.3313" calcext:value-type="float">
            <text:p>2.33</text:p>
          </table:table-cell>
          <table:table-cell office:value-type="float" office:value="0.7145" calcext:value-type="float">
            <text:p>0.7145</text:p>
          </table:table-cell>
          <table:table-cell table:formula="of:=1/([.B6]*([.C6]*2*PI())^2)*1000*1000000" office:value-type="float" office:value="997.532502049305" calcext:value-type="float">
            <text:p>998</text:p>
          </table:table-cell>
          <table:table-cell table:formula="of:=1/([.B6]*[.C6]*2*PI())*1000000" office:value-type="float" office:value="145.222181752389" calcext:value-type="float">
            <text:p>145</text:p>
          </table:table-cell>
          <table:table-cell office:value-type="float" office:value="3288.94387683695" calcext:value-type="float">
            <text:p>3289</text:p>
          </table:table-cell>
          <table:table-cell office:value-type="float" office:value="22.6476688144291" calcext:value-type="float">
            <text:p>22.6</text:p>
          </table:table-cell>
          <table:table-cell office:value-type="float" office:value="6.41223531403224" calcext:value-type="float">
            <text:p>6.4</text:p>
          </table:table-cell>
          <table:table-cell office:value-type="float" office:value="0.145222181752389" calcext:value-type="float">
            <text:p>0.15</text:p>
          </table:table-cell>
          <table:table-cell office:value-type="float" office:value="6.26701313227986" calcext:value-type="float">
            <text:p>6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32.3" calcext:value-type="float">
            <text:p>32.3</text:p>
          </table:table-cell>
          <table:table-cell office:value-type="float" office:value="27.84" calcext:value-type="float">
            <text:p>27.84</text:p>
          </table:table-cell>
          <table:table-cell office:value-type="float" office:value="2.8909" calcext:value-type="float">
            <text:p>2.89</text:p>
          </table:table-cell>
          <table:table-cell office:value-type="float" office:value="0.7145" calcext:value-type="float">
            <text:p>0.7145</text:p>
          </table:table-cell>
          <table:table-cell table:formula="of:=1/([.B7]*([.C7]*2*PI())^2)*1000*1000000" office:value-type="float" office:value="1011.81072625878" calcext:value-type="float">
            <text:p>1012</text:p>
          </table:table-cell>
          <table:table-cell table:formula="of:=1/([.B7]*[.C7]*2*PI())*1000000" office:value-type="float" office:value="176.989857002303" calcext:value-type="float">
            <text:p>177</text:p>
          </table:table-cell>
          <table:table-cell office:value-type="float" office:value="4078.41455563331" calcext:value-type="float">
            <text:p>4078</text:p>
          </table:table-cell>
          <table:table-cell office:value-type="float" office:value="23.0432106376595" calcext:value-type="float">
            <text:p>23.0</text:p>
          </table:table-cell>
          <table:table-cell office:value-type="float" office:value="7.6807811109902" calcext:value-type="float">
            <text:p>7.7</text:p>
          </table:table-cell>
          <table:table-cell office:value-type="float" office:value="0.176989857002303" calcext:value-type="float">
            <text:p>0.18</text:p>
          </table:table-cell>
          <table:table-cell office:value-type="float" office:value="7.5037912539879" calcext:value-type="float">
            <text:p>7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25.1" calcext:value-type="float">
            <text:p>25.1</text:p>
          </table:table-cell>
          <table:table-cell office:value-type="float" office:value="32.16" calcext:value-type="float">
            <text:p>32.16</text:p>
          </table:table-cell>
          <table:table-cell office:value-type="float" office:value="3.2647" calcext:value-type="float">
            <text:p>3.26</text:p>
          </table:table-cell>
          <table:table-cell office:value-type="float" office:value="0.7144" calcext:value-type="float">
            <text:p>0.7144</text:p>
          </table:table-cell>
          <table:table-cell table:formula="of:=1/([.B8]*([.C8]*2*PI())^2)*1000*1000000" office:value-type="float" office:value="975.74079219096" calcext:value-type="float">
            <text:p>976</text:p>
          </table:table-cell>
          <table:table-cell table:formula="of:=1/([.B8]*[.C8]*2*PI())*1000000" office:value-type="float" office:value="197.165248324978" calcext:value-type="float">
            <text:p>197</text:p>
          </table:table-cell>
          <table:table-cell office:value-type="float" office:value="4606.40761478164" calcext:value-type="float">
            <text:p>4606</text:p>
          </table:table-cell>
          <table:table-cell office:value-type="float" office:value="23.3631821729006" calcext:value-type="float">
            <text:p>23.4</text:p>
          </table:table-cell>
          <table:table-cell office:value-type="float" office:value="8.4391435578358" calcext:value-type="float">
            <text:p>8.4</text:p>
          </table:table-cell>
          <table:table-cell office:value-type="float" office:value="0.197165248324978" calcext:value-type="float">
            <text:p>0.20</text:p>
          </table:table-cell>
          <table:table-cell office:value-type="float" office:value="8.24197830951082" calcext:value-type="float">
            <text:p>8.24</text:p>
          </table:table-cell>
        </table:table-row>
        <table:table-row table:style-name="ro1">
          <table:table-cell table:style-name="ce4" office:value-type="string" calcext:value-type="string">
            <text:p>avrg</text:p>
          </table:table-cell>
          <table:table-cell table:number-columns-repeated="2"/>
          <table:table-cell table:style-name="Default"/>
          <table:table-cell/>
          <table:table-cell table:formula="of:=AVERAGE([.F2:.F8])" office:value-type="float" office:value="989.366636066788" calcext:value-type="float">
            <text:p>989</text:p>
          </table:table-cell>
          <table:table-cell table:style-name="Default" table:number-columns-repeated="5"/>
          <table:table-cell office:value-type="float" office:value="6.64574876840319" calcext:value-type="float">
            <text:p>6.65</text:p>
          </table:table-cell>
        </table:table-row>
        <table:table-row table:style-name="ro1">
          <table:table-cell table:style-name="ce5" office:value-type="string" calcext:value-type="string">
            <text:p>err</text:p>
          </table:table-cell>
          <table:table-cell table:style-name="ce7" table:number-columns-repeated="4"/>
          <table:table-cell table:style-name="ce15" office:value-type="float" office:value="60.6194707337787" calcext:value-type="float">
            <text:p>61</text:p>
          </table:table-cell>
          <table:table-cell table:style-name="ce7" table:number-columns-repeated="5"/>
          <table:table-cell table:style-name="ce19" office:value-type="float" office:value="2.82504559711596" calcext:value-type="float">
            <text:p>2.83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3"/>
          <table:table-cell table:style-name="ce6" office:value-type="string" calcext:value-type="string">
            <text:p>C, нФ</text:p>
          </table:table-cell>
          <table:table-cell table:style-name="ce6" office:value-type="string" calcext:value-type="string">
            <text:p>f, кГц</text:p>
          </table:table-cell>
          <table:table-cell table:style-name="ce6" office:value-type="string" calcext:value-type="string">
            <text:p>U, В</text:p>
          </table:table-cell>
          <table:table-cell table:style-name="ce6" office:value-type="string" calcext:value-type="string">
            <text:p>E, В</text:p>
          </table:table-cell>
          <table:table-cell table:style-name="ce6" office:value-type="string" calcext:value-type="string">
            <text:p>L, мкГн</text:p>
          </table:table-cell>
          <table:table-cell table:style-name="ce6" office:value-type="string" calcext:value-type="string">
            <text:p>p, Ом</text:p>
          </table:table-cell>
          <table:table-cell table:style-name="ce6" office:value-type="string" calcext:value-type="string">
            <text:p>|Zрез|, Ом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sum, Ом</text:p>
          </table:table-cell>
          <table:table-cell table:style-name="ce6" office:value-type="string" calcext:value-type="string">
            <text:p>R s max, Ом</text:p>
          </table:table-cell>
          <table:table-cell table:style-name="ce9" office:value-type="string" calcext:value-type="string">
            <text:p>R L, Ом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.5" calcext:value-type="float">
            <text:p>101.5</text:p>
          </table:table-cell>
          <table:table-cell table:style-name="ce12" office:value-type="float" office:value="16.03" calcext:value-type="float">
            <text:p>16.03</text:p>
          </table:table-cell>
          <table:table-cell office:value-type="float" office:value="0.5555" calcext:value-type="float">
            <text:p>0.56</text:p>
          </table:table-cell>
          <table:table-cell office:value-type="float" office:value="0.3587" calcext:value-type="float">
            <text:p>0.3587</text:p>
          </table:table-cell>
          <table:table-cell office:value-type="float" office:value="971.19665140308" calcext:value-type="float">
            <text:p>971</text:p>
          </table:table-cell>
          <table:table-cell office:value-type="float" office:value="97.8184027435599" calcext:value-type="float">
            <text:p>98</text:p>
          </table:table-cell>
          <table:table-cell office:value-type="float" office:value="1561.03707833844" calcext:value-type="float">
            <text:p>1561</text:p>
          </table:table-cell>
          <table:table-cell office:value-type="float" office:value="15.958521449495" calcext:value-type="float">
            <text:p>16.0</text:p>
          </table:table-cell>
          <table:table-cell office:value-type="float" office:value="6.12954044979242" calcext:value-type="float">
            <text:p>6.1</text:p>
          </table:table-cell>
          <table:table-cell office:value-type="float" office:value="0.0978184027435599" calcext:value-type="float">
            <text:p>0.10</text:p>
          </table:table-cell>
          <table:table-cell office:value-type="float" office:value="6.03172204704886" calcext:value-type="float">
            <text:p>6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7" calcext:value-type="float">
            <text:p>82.7</text:p>
          </table:table-cell>
          <table:table-cell table:style-name="ce12" office:value-type="float" office:value="18.3" calcext:value-type="float">
            <text:p>18.30</text:p>
          </table:table-cell>
          <table:table-cell office:value-type="float" office:value="0.592" calcext:value-type="float">
            <text:p>0.59</text:p>
          </table:table-cell>
          <table:table-cell table:style-name="ce2" office:value-type="float" office:value="0.3586" calcext:value-type="float">
            <text:p>0.3586</text:p>
          </table:table-cell>
          <table:table-cell office:value-type="float" office:value="914.60290036525" calcext:value-type="float">
            <text:p>915</text:p>
          </table:table-cell>
          <table:table-cell office:value-type="float" office:value="105.163136950262" calcext:value-type="float">
            <text:p>105</text:p>
          </table:table-cell>
          <table:table-cell office:value-type="float" office:value="1664.07138873397" calcext:value-type="float">
            <text:p>1664</text:p>
          </table:table-cell>
          <table:table-cell office:value-type="float" office:value="15.823713869633" calcext:value-type="float">
            <text:p>15.8</text:p>
          </table:table-cell>
          <table:table-cell office:value-type="float" office:value="6.64592002968901" calcext:value-type="float">
            <text:p>6.6</text:p>
          </table:table-cell>
          <table:table-cell office:value-type="float" office:value="0.105163136950262" calcext:value-type="float">
            <text:p>0.11</text:p>
          </table:table-cell>
          <table:table-cell office:value-type="float" office:value="6.54075689273875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5" calcext:value-type="float">
            <text:p>67.5</text:p>
          </table:table-cell>
          <table:table-cell table:style-name="ce12" office:value-type="float" office:value="19.52" calcext:value-type="float">
            <text:p>19.52</text:p>
          </table:table-cell>
          <table:table-cell office:value-type="float" office:value="0.623" calcext:value-type="float">
            <text:p>0.62</text:p>
          </table:table-cell>
          <table:table-cell office:value-type="float" office:value="0.3586" calcext:value-type="float">
            <text:p>0.3586</text:p>
          </table:table-cell>
          <table:table-cell office:value-type="float" office:value="984.865362763101" calcext:value-type="float">
            <text:p>985</text:p>
          </table:table-cell>
          <table:table-cell office:value-type="float" office:value="120.79154758037" calcext:value-type="float">
            <text:p>121</text:p>
          </table:table-cell>
          <table:table-cell office:value-type="float" office:value="1751.21026213051" calcext:value-type="float">
            <text:p>1751</text:p>
          </table:table-cell>
          <table:table-cell office:value-type="float" office:value="14.4977881086036" calcext:value-type="float">
            <text:p>14.5</text:p>
          </table:table-cell>
          <table:table-cell office:value-type="float" office:value="8.33172251349759" calcext:value-type="float">
            <text:p>8.3</text:p>
          </table:table-cell>
          <table:table-cell office:value-type="float" office:value="0.12079154758037" calcext:value-type="float">
            <text:p>0.12</text:p>
          </table:table-cell>
          <table:table-cell office:value-type="float" office:value="8.21093096591722" calcext:value-type="float">
            <text:p>8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4" calcext:value-type="float">
            <text:p>57.4</text:p>
          </table:table-cell>
          <table:table-cell table:style-name="ce12" office:value-type="float" office:value="21.26" calcext:value-type="float">
            <text:p>21.26</text:p>
          </table:table-cell>
          <table:table-cell office:value-type="float" office:value="1.0073" calcext:value-type="float">
            <text:p>1.01</text:p>
          </table:table-cell>
          <table:table-cell office:value-type="float" office:value="0.3587" calcext:value-type="float">
            <text:p>0.3587</text:p>
          </table:table-cell>
          <table:table-cell office:value-type="float" office:value="976.341726726429" calcext:value-type="float">
            <text:p>976</text:p>
          </table:table-cell>
          <table:table-cell office:value-type="float" office:value="130.420235193191" calcext:value-type="float">
            <text:p>130</text:p>
          </table:table-cell>
          <table:table-cell office:value-type="float" office:value="2830.66183440201" calcext:value-type="float">
            <text:p>2831</text:p>
          </table:table-cell>
          <table:table-cell office:value-type="float" office:value="21.7041613995632" calcext:value-type="float">
            <text:p>21.7</text:p>
          </table:table-cell>
          <table:table-cell office:value-type="float" office:value="6.00899674455127" calcext:value-type="float">
            <text:p>6.0</text:p>
          </table:table-cell>
          <table:table-cell office:value-type="float" office:value="0.130420235193191" calcext:value-type="float">
            <text:p>0.13</text:p>
          </table:table-cell>
          <table:table-cell office:value-type="float" office:value="5.87857650935808" calcext:value-type="float">
            <text:p>5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3" calcext:value-type="float">
            <text:p>47.3</text:p>
          </table:table-cell>
          <table:table-cell table:style-name="ce12" office:value-type="float" office:value="23.2" calcext:value-type="float">
            <text:p>23.20</text:p>
          </table:table-cell>
          <table:table-cell office:value-type="float" office:value="1.1299" calcext:value-type="float">
            <text:p>1.13</text:p>
          </table:table-cell>
          <table:table-cell office:value-type="float" office:value="0.3587" calcext:value-type="float">
            <text:p>0.3587</text:p>
          </table:table-cell>
          <table:table-cell office:value-type="float" office:value="994.954344603555" calcext:value-type="float">
            <text:p>995</text:p>
          </table:table-cell>
          <table:table-cell office:value-type="float" office:value="145.034394448399" calcext:value-type="float">
            <text:p>145</text:p>
          </table:table-cell>
          <table:table-cell office:value-type="float" office:value="3175.18594926122" calcext:value-type="float">
            <text:p>3175</text:p>
          </table:table-cell>
          <table:table-cell office:value-type="float" office:value="21.8926411306588" calcext:value-type="float">
            <text:p>21.9</text:p>
          </table:table-cell>
          <table:table-cell office:value-type="float" office:value="6.62480116413595" calcext:value-type="float">
            <text:p>6.6</text:p>
          </table:table-cell>
          <table:table-cell office:value-type="float" office:value="0.145034394448399" calcext:value-type="float">
            <text:p>0.15</text:p>
          </table:table-cell>
          <table:table-cell office:value-type="float" office:value="6.47976676968755" calcext:value-type="float">
            <text:p>6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table:style-name="ce12" office:value-type="float" office:value="27.57" calcext:value-type="float">
            <text:p>27.57</text:p>
          </table:table-cell>
          <table:table-cell office:value-type="float" office:value="1.4725" calcext:value-type="float">
            <text:p>1.47</text:p>
          </table:table-cell>
          <table:table-cell office:value-type="float" office:value="0.3588" calcext:value-type="float">
            <text:p>0.3588</text:p>
          </table:table-cell>
          <table:table-cell office:value-type="float" office:value="1031.72560476086" calcext:value-type="float">
            <text:p>1032</text:p>
          </table:table-cell>
          <table:table-cell office:value-type="float" office:value="178.723163545308" calcext:value-type="float">
            <text:p>179</text:p>
          </table:table-cell>
          <table:table-cell office:value-type="float" office:value="4136.78929765886" calcext:value-type="float">
            <text:p>4137</text:p>
          </table:table-cell>
          <table:table-cell office:value-type="float" office:value="23.1463522444317" calcext:value-type="float">
            <text:p>23.1</text:p>
          </table:table-cell>
          <table:table-cell office:value-type="float" office:value="7.72143971792803" calcext:value-type="float">
            <text:p>7.7</text:p>
          </table:table-cell>
          <table:table-cell office:value-type="float" office:value="0.178723163545308" calcext:value-type="float">
            <text:p>0.18</text:p>
          </table:table-cell>
          <table:table-cell office:value-type="float" office:value="7.54271655438272" calcext:value-type="float">
            <text:p>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style-name="ce12" office:value-type="float" office:value="31.84" calcext:value-type="float">
            <text:p>31.84</text:p>
          </table:table-cell>
          <table:table-cell office:value-type="float" office:value="1.5243" calcext:value-type="float">
            <text:p>1.52</text:p>
          </table:table-cell>
          <table:table-cell office:value-type="float" office:value="0.3588" calcext:value-type="float">
            <text:p>0.3588</text:p>
          </table:table-cell>
          <table:table-cell office:value-type="float" office:value="995.452229623165" calcext:value-type="float">
            <text:p>995</text:p>
          </table:table-cell>
          <table:table-cell office:value-type="float" office:value="199.146808609651" calcext:value-type="float">
            <text:p>199</text:p>
          </table:table-cell>
          <table:table-cell office:value-type="float" office:value="4282.3143812709" calcext:value-type="float">
            <text:p>4282</text:p>
          </table:table-cell>
          <table:table-cell office:value-type="float" office:value="21.5033040758624" calcext:value-type="float">
            <text:p>21.5</text:p>
          </table:table-cell>
          <table:table-cell office:value-type="float" office:value="9.2612190157881" calcext:value-type="float">
            <text:p>9.3</text:p>
          </table:table-cell>
          <table:table-cell office:value-type="float" office:value="0.199146808609651" calcext:value-type="float">
            <text:p>0.20</text:p>
          </table:table-cell>
          <table:table-cell office:value-type="float" office:value="9.06207220717845" calcext:value-type="float">
            <text:p>9.06</text:p>
          </table:table-cell>
        </table:table-row>
        <table:table-row table:style-name="ro1">
          <table:table-cell table:style-name="ce4" office:value-type="string" calcext:value-type="string">
            <text:p>avrg</text:p>
          </table:table-cell>
          <table:table-cell table:number-columns-repeated="2"/>
          <table:table-cell table:style-name="Default"/>
          <table:table-cell/>
          <table:table-cell office:value-type="float" office:value="981.305545749349" calcext:value-type="float">
            <text:p>981</text:p>
          </table:table-cell>
          <table:table-cell table:style-name="Default" table:number-columns-repeated="5"/>
          <table:table-cell office:value-type="float" office:value="7.10664884947309" calcext:value-type="float">
            <text:p>7.11</text:p>
          </table:table-cell>
        </table:table-row>
        <table:table-row table:style-name="ro1">
          <table:table-cell table:style-name="ce5" office:value-type="string" calcext:value-type="string">
            <text:p>err</text:p>
          </table:table-cell>
          <table:table-cell table:style-name="ce7" table:number-columns-repeated="4"/>
          <table:table-cell table:style-name="ce16" office:value-type="float" office:value="86.702624920571" calcext:value-type="float">
            <text:p>87</text:p>
          </table:table-cell>
          <table:table-cell table:style-name="ce7" table:number-columns-repeated="5"/>
          <table:table-cell table:style-name="ce19" office:value-type="float" office:value="2.93430037583094" calcext:value-type="float">
            <text:p>2.93</text:p>
          </table:table-cell>
        </table:table-row>
      </table:table>
      <table:table table:name="9" table:style-name="ta1">
        <table:shapes>
          <draw:frame draw:z-index="0" draw:style-name="gr1" draw:text-style-name="P1" svg:width="8.1075in" svg:height="4.6591in" svg:x="4.7815in" svg:y="5.5638in">
            <draw:object draw:notify-on-update-of-ranges="'9'.B2:'9'.B14 '9'.C2:'9'.C14 '9'.C16:'9'.C29 '9'.B16:'9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075in" svg:height="4.6591in" svg:x="7.1114in" svg:y="0.178in">
            <draw:object draw:notify-on-update-of-ranges="'9'.F2:'9'.F14 '9'.G2:'9'.G14 '9'.F16:'9'.F28 '9'.G16:'9'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6.15" calcext:value-type="float">
            <text:p>16.15</text:p>
          </table:table-cell>
          <table:table-cell office:value-type="float" office:value="0.58" calcext:value-type="float">
            <text:p>0.58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B2]/[.$B$33]" office:value-type="float" office:value="1.00748596381784" calcext:value-type="float">
            <text:p>1.00748596381784</text:p>
          </table:table-cell>
          <table:table-cell table:formula="of:=[.C2]/[.$C$33]" office:value-type="float" office:value="1.04410441044104" calcext:value-type="float">
            <text:p>1.04410441044104</text:p>
          </table:table-cell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/>
          <table:table-cell table:formula="of:=[.B3]/[.$B$33]" office:value-type="float" office:value="1.01996257018091" calcext:value-type="float">
            <text:p>1.01996257018091</text:p>
          </table:table-cell>
          <table:table-cell table:formula="of:=[.C3]/[.$C$33]" office:value-type="float" office:value="0.9000900090009" calcext:value-type="float">
            <text:p>0.900090009000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0.43" calcext:value-type="float">
            <text:p>0.43</text:p>
          </table:table-cell>
          <table:table-cell office:value-type="float" office:value="10.9" calcext:value-type="float">
            <text:p>10.9</text:p>
          </table:table-cell>
          <table:table-cell/>
          <table:table-cell table:formula="of:=[.B4]/[.$B$33]" office:value-type="float" office:value="1.02932002495321" calcext:value-type="float">
            <text:p>1.02932002495321</text:p>
          </table:table-cell>
          <table:table-cell table:formula="of:=[.C4]/[.$C$33]" office:value-type="float" office:value="0.774077407740774" calcext:value-type="float">
            <text:p>0.774077407740774</text:p>
          </table:table-cell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/[.$B$33]" office:value-type="float" office:value="1.03867747972551" calcext:value-type="float">
            <text:p>1.03867747972551</text:p>
          </table:table-cell>
          <table:table-cell table:formula="of:=[.C5]/[.$C$33]" office:value-type="float" office:value="0.738073807380738" calcext:value-type="float">
            <text:p>0.738073807380738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]/[.$B$33]" office:value-type="float" office:value="1.03555832813475" calcext:value-type="float">
            <text:p>1.03555832813475</text:p>
          </table:table-cell>
          <table:table-cell table:formula="of:=[.C6]/[.$C$33]" office:value-type="float" office:value="0.702070207020702" calcext:value-type="float">
            <text:p>0.702070207020702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7]/[.$B$33]" office:value-type="float" office:value="1.04179663131628" calcext:value-type="float">
            <text:p>1.04179663131628</text:p>
          </table:table-cell>
          <table:table-cell table:formula="of:=[.C7]/[.$C$33]" office:value-type="float" office:value="0.63006300630063" calcext:value-type="float">
            <text:p>0.63006300630063</text:p>
          </table:table-cell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office:value-type="float" office:value="0.34" calcext:value-type="float">
            <text:p>0.34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[.B8]/[.$B$33]" office:value-type="float" office:value="1.04491578290705" calcext:value-type="float">
            <text:p>1.04491578290705</text:p>
          </table:table-cell>
          <table:table-cell table:formula="of:=[.C8]/[.$C$33]" office:value-type="float" office:value="0.612061206120612" calcext:value-type="float">
            <text:p>0.612061206120612</text:p>
          </table:table-cell>
        </table:table-row>
        <table:table-row table:style-name="ro1">
          <table:table-cell/>
          <table:table-cell office:value-type="float" office:value="16.01" calcext:value-type="float">
            <text:p>16.01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B9]/[.$B$33]" office:value-type="float" office:value="0.998752339363693" calcext:value-type="float">
            <text:p>0.998752339363693</text:p>
          </table:table-cell>
          <table:table-cell table:formula="of:=[.C9]/[.$C$33]" office:value-type="float" office:value="1.06210621062106" calcext:value-type="float">
            <text:p>1.06210621062106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0.55" calcext:value-type="float">
            <text:p>0.5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10]/[.$B$33]" office:value-type="float" office:value="0.991890205864005" calcext:value-type="float">
            <text:p>0.991890205864005</text:p>
          </table:table-cell>
          <table:table-cell table:formula="of:=[.C10]/[.$C$33]" office:value-type="float" office:value="0.99009900990099" calcext:value-type="float">
            <text:p>0.99009900990099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0.52" calcext:value-type="float">
            <text:p>0.5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B11]/[.$B$33]" office:value-type="float" office:value="0.98565190268247" calcext:value-type="float">
            <text:p>0.98565190268247</text:p>
          </table:table-cell>
          <table:table-cell table:formula="of:=[.C11]/[.$C$33]" office:value-type="float" office:value="0.936093609360936" calcext:value-type="float">
            <text:p>0.936093609360936</text:p>
          </table:table-cell>
        </table:table-row>
        <table:table-row table:style-name="ro1">
          <table:table-cell/>
          <table:table-cell office:value-type="float" office:value="16.57" calcext:value-type="float">
            <text:p>16.57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2]/[.$B$33]" office:value-type="float" office:value="1.03368683718029" calcext:value-type="float">
            <text:p>1.03368683718029</text:p>
          </table:table-cell>
          <table:table-cell table:formula="of:=[.C12]/[.$C$33]" office:value-type="float" office:value="0.846084608460846" calcext:value-type="float">
            <text:p>0.846084608460846</text:p>
          </table:table-cell>
        </table:table-row>
        <table:table-row table:style-name="ro1">
          <table:table-cell/>
          <table:table-cell office:value-type="float" office:value="15.33" calcext:value-type="float">
            <text:p>15.33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3]/[.$B$33]" office:value-type="float" office:value="0.956331877729257" calcext:value-type="float">
            <text:p>0.956331877729257</text:p>
          </table:table-cell>
          <table:table-cell table:formula="of:=[.C13]/[.$C$33]" office:value-type="float" office:value="0.72007200720072" calcext:value-type="float">
            <text:p>0.72007200720072</text:p>
          </table:table-cell>
        </table:table-row>
        <table:table-row table:style-name="ro1">
          <table:table-cell/>
          <table:table-cell office:value-type="float" office:value="16.48" calcext:value-type="float">
            <text:p>16.48</text:p>
          </table:table-cell>
          <table:table-cell office:value-type="float" office:value="0.37" calcext:value-type="float">
            <text:p>0.37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B14]/[.$B$33]" office:value-type="float" office:value="1.02807236431691" calcext:value-type="float">
            <text:p>1.02807236431691</text:p>
          </table:table-cell>
          <table:table-cell table:formula="of:=[.C14]/[.$C$33]" office:value-type="float" office:value="0.666066606660666" calcext:value-type="float">
            <text:p>0.6660666066606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6]/[.$B$34]" office:value-type="float" office:value="1.00188146754468" calcext:value-type="float">
            <text:p>1.00188146754468</text:p>
          </table:table-cell>
          <table:table-cell table:formula="of:=[.C16]/[.$C$34]" office:value-type="float" office:value="0.992752903802244" calcext:value-type="float">
            <text:p>0.992752903802244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/[.$B$34]" office:value-type="float" office:value="1.0065851364064" calcext:value-type="float">
            <text:p>1.0065851364064</text:p>
          </table:table-cell>
          <table:table-cell table:formula="of:=[.C17]/[.$C$34]" office:value-type="float" office:value="0.953042787650154" calcext:value-type="float">
            <text:p>0.953042787650154</text:p>
          </table:table-cell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18]/[.$B$34]" office:value-type="float" office:value="1.01128880526811" calcext:value-type="float">
            <text:p>1.01128880526811</text:p>
          </table:table-cell>
          <table:table-cell table:formula="of:=[.C18]/[.$C$34]" office:value-type="float" office:value="0.893477613422019" calcext:value-type="float">
            <text:p>0.893477613422019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0.82" calcext:value-type="float">
            <text:p>0.8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B19]/[.$B$34]" office:value-type="float" office:value="1.01599247412982" calcext:value-type="float">
            <text:p>1.01599247412982</text:p>
          </table:table-cell>
          <table:table-cell table:formula="of:=[.C19]/[.$C$34]" office:value-type="float" office:value="0.81405738111784" calcext:value-type="float">
            <text:p>0.81405738111784</text:p>
          </table:table-cell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B20]/[.$B$34]" office:value-type="float" office:value="1.02069614299153" calcext:value-type="float">
            <text:p>1.02069614299153</text:p>
          </table:table-cell>
          <table:table-cell table:formula="of:=[.C20]/[.$C$34]" office:value-type="float" office:value="0.744564677851683" calcext:value-type="float">
            <text:p>0.744564677851683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0.58" calcext:value-type="float">
            <text:p>0.58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B21]/[.$B$34]" office:value-type="float" office:value="1.02539981185325" calcext:value-type="float">
            <text:p>1.02539981185325</text:p>
          </table:table-cell>
          <table:table-cell table:formula="of:=[.C21]/[.$C$34]" office:value-type="float" office:value="0.575796684205301" calcext:value-type="float">
            <text:p>0.575796684205301</text:p>
          </table:table-cell>
        </table:table-row>
        <table:table-row table:style-name="ro1">
          <table:table-cell/>
          <table:table-cell office:value-type="float" office:value="21.85" calcext:value-type="float">
            <text:p>21.85</text:p>
          </table:table-cell>
          <table:table-cell office:value-type="float" office:value="0.54" calcext:value-type="float">
            <text:p>0.54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B22]/[.$B$34]" office:value-type="float" office:value="1.0277516462841" calcext:value-type="float">
            <text:p>1.0277516462841</text:p>
          </table:table-cell>
          <table:table-cell table:formula="of:=[.C22]/[.$C$34]" office:value-type="float" office:value="0.536086568053211" calcext:value-type="float">
            <text:p>0.536086568053211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B23]/[.$B$34]" office:value-type="float" office:value="0.997177798682973" calcext:value-type="float">
            <text:p>0.997177798682973</text:p>
          </table:table-cell>
          <table:table-cell table:formula="of:=[.C23]/[.$C$34]" office:value-type="float" office:value="0.982825374764221" calcext:value-type="float">
            <text:p>0.982825374764221</text:p>
          </table:table-cell>
        </table:table-row>
        <table:table-row table:style-name="ro1">
          <table:table-cell/>
          <table:table-cell office:value-type="float" office:value="21.1" calcext:value-type="float">
            <text:p>21.1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/[.$B$34]" office:value-type="float" office:value="0.992474129821261" calcext:value-type="float">
            <text:p>0.992474129821261</text:p>
          </table:table-cell>
          <table:table-cell table:formula="of:=[.C24]/[.$C$34]" office:value-type="float" office:value="0.943115258612131" calcext:value-type="float">
            <text:p>0.94311525861213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25]/[.$B$34]" office:value-type="float" office:value="0.987770460959548" calcext:value-type="float">
            <text:p>0.987770460959548</text:p>
          </table:table-cell>
          <table:table-cell table:formula="of:=[.C25]/[.$C$34]" office:value-type="float" office:value="0.873622555345974" calcext:value-type="float">
            <text:p>0.873622555345974</text:p>
          </table:table-cell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]/[.$B$34]" office:value-type="float" office:value="0.983066792097836" calcext:value-type="float">
            <text:p>0.983066792097836</text:p>
          </table:table-cell>
          <table:table-cell table:formula="of:=[.C26]/[.$C$34]" office:value-type="float" office:value="0.794202323041795" calcext:value-type="float">
            <text:p>0.794202323041795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7]/[.$B$34]" office:value-type="float" office:value="0.978363123236124" calcext:value-type="float">
            <text:p>0.978363123236124</text:p>
          </table:table-cell>
          <table:table-cell table:formula="of:=[.C27]/[.$C$34]" office:value-type="float" office:value="0.714782090737615" calcext:value-type="float">
            <text:p>0.714782090737615</text:p>
          </table:table-cell>
        </table:table-row>
        <table:table-row table:style-name="ro1">
          <table:table-cell/>
          <table:table-cell office:value-type="float" office:value="20.75" calcext:value-type="float">
            <text:p>20.75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8]/[.$B$34]" office:value-type="float" office:value="0.976011288805268" calcext:value-type="float">
            <text:p>0.976011288805268</text:p>
          </table:table-cell>
          <table:table-cell table:formula="of:=[.C28]/[.$C$34]" office:value-type="float" office:value="0.684999503623548" calcext:value-type="float">
            <text:p>0.684999503623548</text:p>
          </table:table-cell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0.65" calcext:value-type="float">
            <text:p>0.6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3587" calcext:value-type="float">
            <text:p>0.35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3587" calcext:value-type="float">
            <text:p>0.3587</text:p>
          </table:table-cell>
          <table:table-cell table:number-columns-repeated="3"/>
        </table:table-row>
        <table:table-row table:style-name="ro1" table:number-rows-repeated="14">
          <table:table-cell table:number-columns-repeated="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31.84" calcext:value-type="float">
            <text:p>31.84</text:p>
          </table:table-cell>
          <table:table-cell office:value-type="float" office:value="1.5243" calcext:value-type="float">
            <text:p>1.5243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5"/>
        </table:table-row>
      </table:table>
      <table:table table:name="11" table:style-name="ta1">
        <table:shapes>
          <draw:frame draw:z-index="0" draw:style-name="gr1" draw:text-style-name="P1" svg:width="9.6244in" svg:height="4.8665in" svg:x="8.1835in" svg:y="0.222in">
            <draw:object draw:notify-on-update-of-ranges="'11'.F2:'11'.F14 '11'.H2:'11'.H14 '11'.F16:'11'.F29 '11'.H16:'11'.H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13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p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table:style-name="ce12" office:value-type="float" office:value="16.15" calcext:value-type="float">
            <text:p>16.15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.0</text:p>
          </table:table-cell>
          <table:table-cell/>
          <table:table-cell table:formula="of:=[.B2]/[.$A$31]" office:value-type="float" office:value="1.00748596381784" calcext:value-type="float">
            <text:p>1.00748596381784</text:p>
          </table:table-cell>
          <table:table-cell table:formula="of:=[.D2]/[.$E$31]" office:value-type="float" office:value="0.06412" calcext:value-type="float">
            <text:p>0.06412</text:p>
          </table:table-cell>
          <table:table-cell table:formula="of:=IF([.F2]&gt;1; 1+[.G2]; 1-[.G2])" office:value-type="float" office:value="1.06412" calcext:value-type="float">
            <text:p>1.06412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35" calcext:value-type="float">
            <text:p>16.35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B3]/[.$A$31]" office:value-type="float" office:value="1.01996257018091" calcext:value-type="float">
            <text:p>1.01996257018091</text:p>
          </table:table-cell>
          <table:table-cell table:formula="of:=[.D3]/[.$E$31]" office:value-type="float" office:value="0.19236" calcext:value-type="float">
            <text:p>0.19236</text:p>
          </table:table-cell>
          <table:table-cell table:formula="of:=IF([.F3]&gt;1; 1+[.G3]; 1-[.G3])" office:value-type="float" office:value="1.19236" calcext:value-type="float">
            <text:p>1.19236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5" calcext:value-type="float">
            <text:p>16.50</text:p>
          </table:table-cell>
          <table:table-cell office:value-type="float" office:value="0.43" calcext:value-type="float">
            <text:p>0.43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B4]/[.$A$31]" office:value-type="float" office:value="1.02932002495321" calcext:value-type="float">
            <text:p>1.02932002495321</text:p>
          </table:table-cell>
          <table:table-cell table:formula="of:=[.D4]/[.$E$31]" office:value-type="float" office:value="0.25648" calcext:value-type="float">
            <text:p>0.25648</text:p>
          </table:table-cell>
          <table:table-cell table:formula="of:=IF([.F4]&gt;1; 1+[.G4]; 1-[.G4])" office:value-type="float" office:value="1.25648" calcext:value-type="float">
            <text:p>1.25648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65" calcext:value-type="float">
            <text:p>16.65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B5]/[.$A$31]" office:value-type="float" office:value="1.03867747972551" calcext:value-type="float">
            <text:p>1.03867747972551</text:p>
          </table:table-cell>
          <table:table-cell table:formula="of:=[.D5]/[.$E$31]" office:value-type="float" office:value="0.25648" calcext:value-type="float">
            <text:p>0.25648</text:p>
          </table:table-cell>
          <table:table-cell table:formula="of:=IF([.F5]&gt;1; 1+[.G5]; 1-[.G5])" office:value-type="float" office:value="1.25648" calcext:value-type="float">
            <text:p>1.25648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6" calcext:value-type="float">
            <text:p>16.60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B6]/[.$A$31]" office:value-type="float" office:value="1.03555832813475" calcext:value-type="float">
            <text:p>1.03555832813475</text:p>
          </table:table-cell>
          <table:table-cell table:formula="of:=[.D6]/[.$E$31]" office:value-type="float" office:value="0.25648" calcext:value-type="float">
            <text:p>0.25648</text:p>
          </table:table-cell>
          <table:table-cell table:formula="of:=IF([.F6]&gt;1; 1+[.G6]; 1-[.G6])" office:value-type="float" office:value="1.25648" calcext:value-type="float">
            <text:p>1.25648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7" calcext:value-type="float">
            <text:p>16.70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.0</text:p>
          </table:table-cell>
          <table:table-cell/>
          <table:table-cell table:formula="of:=[.B7]/[.$A$31]" office:value-type="float" office:value="1.04179663131628" calcext:value-type="float">
            <text:p>1.04179663131628</text:p>
          </table:table-cell>
          <table:table-cell table:formula="of:=[.D7]/[.$E$31]" office:value-type="float" office:value="0.28854" calcext:value-type="float">
            <text:p>0.28854</text:p>
          </table:table-cell>
          <table:table-cell table:formula="of:=IF([.F7]&gt;1; 1+[.G7]; 1-[.G7])" office:value-type="float" office:value="1.28854" calcext:value-type="float">
            <text:p>1.28854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75" calcext:value-type="float">
            <text:p>16.75</text:p>
          </table:table-cell>
          <table:table-cell office:value-type="float" office:value="0.34" calcext:value-type="float">
            <text:p>0.34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[.B8]/[.$A$31]" office:value-type="float" office:value="1.04491578290705" calcext:value-type="float">
            <text:p>1.04491578290705</text:p>
          </table:table-cell>
          <table:table-cell table:formula="of:=[.D8]/[.$E$31]" office:value-type="float" office:value="0.30457" calcext:value-type="float">
            <text:p>0.30457</text:p>
          </table:table-cell>
          <table:table-cell table:formula="of:=IF([.F8]&gt;1; 1+[.G8]; 1-[.G8])" office:value-type="float" office:value="1.30457" calcext:value-type="float">
            <text:p>1.30457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01" calcext:value-type="float">
            <text:p>16.01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B9]/[.$A$31]" office:value-type="float" office:value="0.998752339363693" calcext:value-type="float">
            <text:p>0.998752339363693</text:p>
          </table:table-cell>
          <table:table-cell table:formula="of:=[.D9]/[.$E$31]" office:value-type="float" office:value="0.044884" calcext:value-type="float">
            <text:p>0.044884</text:p>
          </table:table-cell>
          <table:table-cell table:formula="of:=IF([.F9]&gt;1; 1+[.G9]; 1-[.G9])" office:value-type="float" office:value="0.955116" calcext:value-type="float">
            <text:p>0.955116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5.9" calcext:value-type="float">
            <text:p>15.90</text:p>
          </table:table-cell>
          <table:table-cell office:value-type="float" office:value="0.55" calcext:value-type="float">
            <text:p>0.5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10]/[.$A$31]" office:value-type="float" office:value="0.991890205864005" calcext:value-type="float">
            <text:p>0.991890205864005</text:p>
          </table:table-cell>
          <table:table-cell table:formula="of:=[.D10]/[.$E$31]" office:value-type="float" office:value="0.08015" calcext:value-type="float">
            <text:p>0.08015</text:p>
          </table:table-cell>
          <table:table-cell table:formula="of:=IF([.F10]&gt;1; 1+[.G10]; 1-[.G10])" office:value-type="float" office:value="0.91985" calcext:value-type="float">
            <text:p>0.91985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5.8" calcext:value-type="float">
            <text:p>15.80</text:p>
          </table:table-cell>
          <table:table-cell office:value-type="float" office:value="0.52" calcext:value-type="float">
            <text:p>0.5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B11]/[.$A$31]" office:value-type="float" office:value="0.98565190268247" calcext:value-type="float">
            <text:p>0.98565190268247</text:p>
          </table:table-cell>
          <table:table-cell table:formula="of:=[.D11]/[.$E$31]" office:value-type="float" office:value="0.14427" calcext:value-type="float">
            <text:p>0.14427</text:p>
          </table:table-cell>
          <table:table-cell table:formula="of:=IF([.F11]&gt;1; 1+[.G11]; 1-[.G11])" office:value-type="float" office:value="0.85573" calcext:value-type="float">
            <text:p>0.85573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57" calcext:value-type="float">
            <text:p>16.57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B12]/[.$A$31]" office:value-type="float" office:value="1.03368683718029" calcext:value-type="float">
            <text:p>1.03368683718029</text:p>
          </table:table-cell>
          <table:table-cell table:formula="of:=[.D12]/[.$E$31]" office:value-type="float" office:value="0.19236" calcext:value-type="float">
            <text:p>0.19236</text:p>
          </table:table-cell>
          <table:table-cell table:formula="of:=IF([.F12]&gt;1; 1+[.G12]; 1-[.G12])" office:value-type="float" office:value="1.19236" calcext:value-type="float">
            <text:p>1.19236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5.33" calcext:value-type="float">
            <text:p>15.33</text:p>
          </table:table-cell>
          <table:table-cell office:value-type="float" office:value="0.4" calcext:value-type="float">
            <text:p>0.40</text:p>
          </table:table-cell>
          <table:table-cell office:value-type="float" office:value="8" calcext:value-type="float">
            <text:p>8.0</text:p>
          </table:table-cell>
          <table:table-cell/>
          <table:table-cell table:formula="of:=[.B13]/[.$A$31]" office:value-type="float" office:value="0.956331877729257" calcext:value-type="float">
            <text:p>0.956331877729257</text:p>
          </table:table-cell>
          <table:table-cell table:formula="of:=[.D13]/[.$E$31]" office:value-type="float" office:value="0.25648" calcext:value-type="float">
            <text:p>0.25648</text:p>
          </table:table-cell>
          <table:table-cell table:formula="of:=IF([.F13]&gt;1; 1+[.G13]; 1-[.G13])" office:value-type="float" office:value="0.74352" calcext:value-type="float">
            <text:p>0.74352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6.48" calcext:value-type="float">
            <text:p>16.48</text:p>
          </table:table-cell>
          <table:table-cell office:value-type="float" office:value="0.37" calcext:value-type="float">
            <text:p>0.37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B14]/[.$A$31]" office:value-type="float" office:value="1.02807236431691" calcext:value-type="float">
            <text:p>1.02807236431691</text:p>
          </table:table-cell>
          <table:table-cell table:formula="of:=[.D14]/[.$E$31]" office:value-type="float" office:value="0.27251" calcext:value-type="float">
            <text:p>0.27251</text:p>
          </table:table-cell>
          <table:table-cell table:formula="of:=IF([.F14]&gt;1; 1+[.G14]; 1-[.G14])" office:value-type="float" office:value="1.27251" calcext:value-type="float">
            <text:p>1.27251</text:p>
          </table:table-cell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.0</text:p>
          </table:table-cell>
          <table:table-cell/>
          <table:table-cell table:formula="of:=[.B16]/[.$A$32]" office:value-type="float" office:value="1.00188146754468" calcext:value-type="float">
            <text:p>1.00188146754468</text:p>
          </table:table-cell>
          <table:table-cell table:formula="of:=[.D16]/[.$E$32]" office:value-type="float" office:value="0.04252" calcext:value-type="float">
            <text:p>0.04252</text:p>
          </table:table-cell>
          <table:table-cell table:formula="of:=IF([.F16]&gt;1; 1+[.G16]; 1-[.G16])" office:value-type="float" office:value="1.04252" calcext:value-type="float">
            <text:p>1.04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.0</text:p>
          </table:table-cell>
          <table:table-cell/>
          <table:table-cell table:formula="of:=[.B17]/[.$A$32]" office:value-type="float" office:value="1.0065851364064" calcext:value-type="float">
            <text:p>1.0065851364064</text:p>
          </table:table-cell>
          <table:table-cell table:formula="of:=[.D17]/[.$E$32]" office:value-type="float" office:value="0.08504" calcext:value-type="float">
            <text:p>0.08504</text:p>
          </table:table-cell>
          <table:table-cell table:formula="of:=IF([.F17]&gt;1; 1+[.G17]; 1-[.G17])" office:value-type="float" office:value="1.08504" calcext:value-type="float">
            <text:p>1.08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0.9" calcext:value-type="float">
            <text:p>0.9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18]/[.$A$32]" office:value-type="float" office:value="1.01128880526811" calcext:value-type="float">
            <text:p>1.01128880526811</text:p>
          </table:table-cell>
          <table:table-cell table:formula="of:=[.D18]/[.$E$32]" office:value-type="float" office:value="0.14882" calcext:value-type="float">
            <text:p>0.14882</text:p>
          </table:table-cell>
          <table:table-cell table:formula="of:=IF([.F18]&gt;1; 1+[.G18]; 1-[.G18])" office:value-type="float" office:value="1.14882" calcext:value-type="float">
            <text:p>1.14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0.82" calcext:value-type="float">
            <text:p>0.8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B19]/[.$A$32]" office:value-type="float" office:value="1.01599247412982" calcext:value-type="float">
            <text:p>1.01599247412982</text:p>
          </table:table-cell>
          <table:table-cell table:formula="of:=[.D19]/[.$E$32]" office:value-type="float" office:value="0.19134" calcext:value-type="float">
            <text:p>0.19134</text:p>
          </table:table-cell>
          <table:table-cell table:formula="of:=IF([.F19]&gt;1; 1+[.G19]; 1-[.G19])" office:value-type="float" office:value="1.19134" calcext:value-type="float">
            <text:p>1.19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B20]/[.$A$32]" office:value-type="float" office:value="1.02069614299153" calcext:value-type="float">
            <text:p>1.02069614299153</text:p>
          </table:table-cell>
          <table:table-cell table:formula="of:=[.D20]/[.$E$32]" office:value-type="float" office:value="0.23386" calcext:value-type="float">
            <text:p>0.23386</text:p>
          </table:table-cell>
          <table:table-cell table:formula="of:=IF([.F20]&gt;1; 1+[.G20]; 1-[.G20])" office:value-type="float" office:value="1.23386" calcext:value-type="float">
            <text:p>1.23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0.58" calcext:value-type="float">
            <text:p>0.58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B21]/[.$A$32]" office:value-type="float" office:value="1.02539981185325" calcext:value-type="float">
            <text:p>1.02539981185325</text:p>
          </table:table-cell>
          <table:table-cell table:formula="of:=[.D21]/[.$E$32]" office:value-type="float" office:value="0.280632" calcext:value-type="float">
            <text:p>0.280632</text:p>
          </table:table-cell>
          <table:table-cell table:formula="of:=IF([.F21]&gt;1; 1+[.G21]; 1-[.G21])" office:value-type="float" office:value="1.280632" calcext:value-type="float">
            <text:p>1.280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5" calcext:value-type="float">
            <text:p>21.85</text:p>
          </table:table-cell>
          <table:table-cell office:value-type="float" office:value="0.54" calcext:value-type="float">
            <text:p>0.54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B22]/[.$A$32]" office:value-type="float" office:value="1.0277516462841" calcext:value-type="float">
            <text:p>1.0277516462841</text:p>
          </table:table-cell>
          <table:table-cell table:formula="of:=[.D22]/[.$E$32]" office:value-type="float" office:value="0.27638" calcext:value-type="float">
            <text:p>0.27638</text:p>
          </table:table-cell>
          <table:table-cell table:formula="of:=IF([.F22]&gt;1; 1+[.G22]; 1-[.G22])" office:value-type="float" office:value="1.27638" calcext:value-type="float">
            <text:p>1.27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B23]/[.$A$32]" office:value-type="float" office:value="0.997177798682973" calcext:value-type="float">
            <text:p>0.997177798682973</text:p>
          </table:table-cell>
          <table:table-cell table:formula="of:=[.D23]/[.$E$32]" office:value-type="float" office:value="0.029764" calcext:value-type="float">
            <text:p>0.029764</text:p>
          </table:table-cell>
          <table:table-cell table:formula="of:=IF([.F23]&gt;1; 1+[.G23]; 1-[.G23])" office:value-type="float" office:value="0.970236" calcext:value-type="float">
            <text:p>0.9702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" calcext:value-type="float">
            <text:p>21.1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.0</text:p>
          </table:table-cell>
          <table:table-cell/>
          <table:table-cell table:formula="of:=[.B24]/[.$A$32]" office:value-type="float" office:value="0.992474129821261" calcext:value-type="float">
            <text:p>0.992474129821261</text:p>
          </table:table-cell>
          <table:table-cell table:formula="of:=[.D24]/[.$E$32]" office:value-type="float" office:value="0.08504" calcext:value-type="float">
            <text:p>0.08504</text:p>
          </table:table-cell>
          <table:table-cell table:formula="of:=IF([.F24]&gt;1; 1+[.G24]; 1-[.G24])" office:value-type="float" office:value="0.91496" calcext:value-type="float">
            <text:p>0.91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88" calcext:value-type="float">
            <text:p>0.8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25]/[.$A$32]" office:value-type="float" office:value="0.987770460959548" calcext:value-type="float">
            <text:p>0.987770460959548</text:p>
          </table:table-cell>
          <table:table-cell table:formula="of:=[.D25]/[.$E$32]" office:value-type="float" office:value="0.14882" calcext:value-type="float">
            <text:p>0.14882</text:p>
          </table:table-cell>
          <table:table-cell table:formula="of:=IF([.F25]&gt;1; 1+[.G25]; 1-[.G25])" office:value-type="float" office:value="0.85118" calcext:value-type="float">
            <text:p>0.85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.0</text:p>
          </table:table-cell>
          <table:table-cell/>
          <table:table-cell table:formula="of:=[.B26]/[.$A$32]" office:value-type="float" office:value="0.983066792097836" calcext:value-type="float">
            <text:p>0.983066792097836</text:p>
          </table:table-cell>
          <table:table-cell table:formula="of:=[.D26]/[.$E$32]" office:value-type="float" office:value="0.2126" calcext:value-type="float">
            <text:p>0.2126</text:p>
          </table:table-cell>
          <table:table-cell table:formula="of:=IF([.F26]&gt;1; 1+[.G26]; 1-[.G26])" office:value-type="float" office:value="0.7874" calcext:value-type="float">
            <text:p>0.7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B27]/[.$A$32]" office:value-type="float" office:value="0.978363123236124" calcext:value-type="float">
            <text:p>0.978363123236124</text:p>
          </table:table-cell>
          <table:table-cell table:formula="of:=[.D27]/[.$E$32]" office:value-type="float" office:value="0.25512" calcext:value-type="float">
            <text:p>0.25512</text:p>
          </table:table-cell>
          <table:table-cell table:formula="of:=IF([.F27]&gt;1; 1+[.G27]; 1-[.G27])" office:value-type="float" office:value="0.74488" calcext:value-type="float">
            <text:p>0.74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75" calcext:value-type="float">
            <text:p>20.75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.0</text:p>
          </table:table-cell>
          <table:table-cell/>
          <table:table-cell table:formula="of:=[.B28]/[.$A$32]" office:value-type="float" office:value="0.976011288805268" calcext:value-type="float">
            <text:p>0.976011288805268</text:p>
          </table:table-cell>
          <table:table-cell table:formula="of:=[.D28]/[.$E$32]" office:value-type="float" office:value="0.25512" calcext:value-type="float">
            <text:p>0.25512</text:p>
          </table:table-cell>
          <table:table-cell table:formula="of:=IF([.F28]&gt;1; 1+[.G28]; 1-[.G28])" office:value-type="float" office:value="0.74488" calcext:value-type="float">
            <text:p>0.74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0.65" calcext:value-type="float">
            <text:p>0.65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B29]/[.$A$32]" office:value-type="float" office:value="0.973659454374412" calcext:value-type="float">
            <text:p>0.973659454374412</text:p>
          </table:table-cell>
          <table:table-cell table:formula="of:=[.D29]/[.$E$32]" office:value-type="float" office:value="0.27638" calcext:value-type="float">
            <text:p>0.27638</text:p>
          </table:table-cell>
          <table:table-cell table:formula="of:=IF([.F29]&gt;1; 1+[.G29]; 1-[.G29])" office:value-type="float" office:value="0.72362" calcext:value-type="float">
            <text:p>0.723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0.5555" calcext:value-type="float">
            <text:p>0.5555</text:p>
          </table:table-cell>
          <table:table-cell table:style-name="Default" office:value-type="float" office:value="0.3587" calcext:value-type="float">
            <text:p>0.3587</text:p>
          </table:table-cell>
          <table:table-cell table:style-name="Default"/>
          <table:table-cell table:formula="of:=1/(2*[.A31]) * 1000" office:value-type="float" office:value="31.1915159076731" calcext:value-type="float">
            <text:p>31.1915159076731</text:p>
          </table:table-cell>
          <table:table-cell table:number-columns-repeated="5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.0073" calcext:value-type="float">
            <text:p>1.0073</text:p>
          </table:table-cell>
          <table:table-cell table:style-name="Default" office:value-type="float" office:value="0.3587" calcext:value-type="float">
            <text:p>0.3587</text:p>
          </table:table-cell>
          <table:table-cell table:style-name="Default"/>
          <table:table-cell table:formula="of:=1/(2*[.A32]) * 1000" office:value-type="float" office:value="23.5183443085607" calcext:value-type="float">
            <text:p>23.51834430856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11.1" calcext:value-type="float">
            <text:p>11.1</text:p>
          </table:table-cell>
          <table:table-cell table:formula="of:=PI()/2 * [.I33]" office:value-type="float" office:value="17.4358392274234" calcext:value-type="float">
            <text:p>17.435839227423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.00748596381784" calcext:value-type="float">
            <text:p>1.00748596381784</text:p>
          </table:table-cell>
          <table:table-cell office:value-type="float" office:value="1.06412" calcext:value-type="float">
            <text:p>1.06412</text:p>
          </table:table-cell>
          <table:table-cell/>
          <table:table-cell table:formula="of:=SLOPE([.G34:.G37];[.F34:.F37])" office:value-type="float" office:value="9.20049071787305" calcext:value-type="float">
            <text:p>9.20049071787305</text:p>
          </table:table-cell>
          <table:table-cell table:formula="of:=PI()/2 * [.I34]" office:value-type="float" office:value="14.4520970243455" calcext:value-type="float">
            <text:p>14.452097024345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.998752339363693" calcext:value-type="float">
            <text:p>0.998752339363693</text:p>
          </table:table-cell>
          <table:table-cell office:value-type="float" office:value="0.955116" calcext:value-type="float">
            <text:p>0.9551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.991890205864005" calcext:value-type="float">
            <text:p>0.991890205864005</text:p>
          </table:table-cell>
          <table:table-cell office:value-type="float" office:value="0.91985" calcext:value-type="float">
            <text:p>0.919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.98565190268247" calcext:value-type="float">
            <text:p>0.98565190268247</text:p>
          </table:table-cell>
          <table:table-cell office:value-type="float" office:value="0.85573" calcext:value-type="float">
            <text:p>0.85573</text:p>
          </table:table-cell>
          <table:table-cell table:number-columns-repeated="3"/>
        </table:table-row>
      </table:table>
      <table:table table:name="12" table:style-name="ta1">
        <table:shapes>
          <draw:frame draw:z-index="0" draw:style-name="gr1" draw:text-style-name="P1" svg:width="9.8161in" svg:height="4.6594in" svg:x="2.4291in" svg:y="3.126in">
            <draw:object draw:notify-on-update-of-ranges="'12'.A1:'12'.A7 '12'.B1:'12'.B7 '12'.A9:'12'.A15 '12'.B9:'12'.B15 '12'.E9:'12'.E10 '12'.D9:'12'.D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4.68589676059034" calcext:value-type="float">
            <text:p>4.68589676059034</text:p>
          </table:table-cell>
          <table:table-cell/>
          <table:table-cell table:formula="of:=0.6*[.A15]" office:value-type="float" office:value="19.104" calcext:value-type="float">
            <text:p>19.104</text:p>
          </table:table-cell>
          <table:table-cell/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6.89289844065235" calcext:value-type="float">
            <text:p>6.89289844065235</text:p>
          </table:table-cell>
          <table:table-cell table:number-columns-repeated="3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7.00531656507988" calcext:value-type="float">
            <text:p>7.00531656507988</text:p>
          </table:table-cell>
          <table:table-cell table:number-columns-repeated="3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.92334691672115" calcext:value-type="float">
            <text:p>5.92334691672115</text:p>
          </table:table-cell>
          <table:table-cell table:number-columns-repeated="3"/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6.26701313227986" calcext:value-type="float">
            <text:p>6.26701313227986</text:p>
          </table:table-cell>
          <table:table-cell table:number-columns-repeated="3"/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7.5037912539879" calcext:value-type="float">
            <text:p>7.5037912539879</text:p>
          </table:table-cell>
          <table:table-cell table:number-columns-repeated="3"/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8.24197830951082" calcext:value-type="float">
            <text:p>8.2419783095108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.03" calcext:value-type="float">
            <text:p>16.03</text:p>
          </table:table-cell>
          <table:table-cell table:style-name="ce10" office:value-type="float" office:value="6.03172204704886" calcext:value-type="float">
            <text:p>6.03172204704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7619880893814" calcext:value-type="float">
            <text:p>6.8761988089381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style-name="ce10" office:value-type="float" office:value="6.54075689273875" calcext:value-type="float">
            <text:p>6.540756892738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87619880893814" calcext:value-type="float">
            <text:p>6.8761988089381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table:style-name="ce10" office:value-type="float" office:value="8.21093096591722" calcext:value-type="float">
            <text:p>8.21093096591722</text:p>
          </table:table-cell>
          <table:table-cell table:number-columns-repeated="3"/>
        </table:table-row>
        <table:table-row table:style-name="ro1">
          <table:table-cell office:value-type="float" office:value="21.26" calcext:value-type="float">
            <text:p>21.26</text:p>
          </table:table-cell>
          <table:table-cell table:style-name="ce10" office:value-type="float" office:value="5.87857650935808" calcext:value-type="float">
            <text:p>5.87857650935808</text:p>
          </table:table-cell>
          <table:table-cell table:number-columns-repeated="3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10" office:value-type="float" office:value="6.47976676968755" calcext:value-type="float">
            <text:p>6.47976676968755</text:p>
          </table:table-cell>
          <table:table-cell table:number-columns-repeated="3"/>
        </table:table-row>
        <table:table-row table:style-name="ro1">
          <table:table-cell office:value-type="float" office:value="27.57" calcext:value-type="float">
            <text:p>27.57</text:p>
          </table:table-cell>
          <table:table-cell table:style-name="ce10" office:value-type="float" office:value="7.54271655438272" calcext:value-type="float">
            <text:p>7.54271655438272</text:p>
          </table:table-cell>
          <table:table-cell table:number-columns-repeated="3"/>
        </table:table-row>
        <table:table-row table:style-name="ro1">
          <table:table-cell office:value-type="float" office:value="31.84" calcext:value-type="float">
            <text:p>31.84</text:p>
          </table:table-cell>
          <table:table-cell table:style-name="ce10" office:value-type="float" office:value="9.06207220717845" calcext:value-type="float">
            <text:p>9.0620722071784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.87619880893814" calcext:value-type="float">
            <text:p>6.87619880893814</text:p>
          </table:table-cell>
          <table:table-cell table:number-columns-repeated="4"/>
        </table:table-row>
        <table:table-row table:style-name="ro1">
          <table:table-cell office:value-type="float" office:value="2.87967298647345" calcext:value-type="float">
            <text:p>2.879672986473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09-20T10:21:23.372894324</dc:date>
    <meta:editing-duration>PT2H18M28S</meta:editing-duration>
    <meta:editing-cycles>4</meta:editing-cycles>
    <meta:document-statistic meta:table-count="8" meta:cell-count="127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4cm" svg:height="11.835cm" xlink:href=".." xlink:type="simple" chart:class="chart:scatter" chart:style-name="ch1">
        <chart:legend chart:legend-position="end" svg:x="16.123cm" svg:y="6.773cm" style:legend-expansion="custom" svg:width="3.632cm" svg:height="3.765cm" style:legend-expansion-aspect-ratio="0.964674634794157" chart:style-name="ch2"/>
        <chart:plot-area chart:style-name="ch3" table:cell-range-address="'9'.B2:'9'.C14 '9'.C16:'9'.C29" chart:data-source-has-labels="row" svg:x="1.316cm" svg:y="0.322cm" svg:width="18.844cm" svg:height="10.692cm">
          <chart:coordinate-region svg:x="2.043cm" svg:y="0.522cm" svg:width="17.93cm" svg:height="9.845cm"/>
          <chart:axis chart:dimension="x" chart:name="primary-x" chart:style-name="ch4">
            <chart:title svg:x="9.908cm" svg:y="10.888cm" chart:style-name="ch5">
              <text:p>ν, кГц</text:p>
            </chart:title>
          </chart:axis>
          <chart:axis chart:dimension="y" chart:name="primary-y" chart:style-name="ch6">
            <chart:title svg:x="0.001cm" svg:y="6.313cm" chart:style-name="ch7">
              <text:p>U, В</text:p>
            </chart:title>
            <chart:grid chart:style-name="ch8" chart:class="major"/>
          </chart:axis>
          <chart:series chart:style-name="ch9" chart:values-cell-range-address="'9'.C2:'9'.C14" loext:label-string="c_7" chart:class="chart:scatter">
            <chart:domain table:cell-range-address="'9'.B2:'9'.B14"/>
            <chart:regression-curve chart:style-name="ch10"/>
            <chart:data-point chart:repeated="13"/>
          </chart:series>
          <chart:series chart:style-name="ch11" chart:values-cell-range-address="'9'.C16:'9'.C29" loext:label-string="c_4" chart:class="chart:scatter">
            <chart:domain table:cell-range-address="'9'.B16:'9'.B29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_7</text:p>
              </table:table-cell>
              <table:table-cell office:value-type="string">
                <text:p>Column B</text:p>
              </table:table-cell>
              <table:table-cell office:value-type="string">
                <text:p>c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5">
                <text:p>16.15</text:p>
                <draw:g>
                  <svg:desc>'9'.B2:'9'.B14</svg:desc>
                </draw:g>
              </table:table-cell>
              <table:table-cell office:value-type="float" office:value="0.58">
                <text:p>0.58</text:p>
                <draw:g>
                  <svg:desc>'9'.C2:'9'.C14</svg:desc>
                </draw:g>
              </table:table-cell>
              <table:table-cell office:value-type="float" office:value="21.3">
                <text:p>21.3</text:p>
                <draw:g>
                  <svg:desc>'9'.B16:'9'.B29</svg:desc>
                </draw:g>
              </table:table-cell>
              <table:table-cell office:value-type="float" office:value="1">
                <text:p>1</text:p>
                <draw:g>
                  <svg:desc>'9'.C16:'9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35">
                <text:p>16.35</text:p>
              </table:table-cell>
              <table:table-cell office:value-type="float" office:value="0.5">
                <text:p>0.5</text:p>
              </table:table-cell>
              <table:table-cell office:value-type="float" office:value="21.4">
                <text:p>21.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0.43">
                <text:p>0.43</text:p>
              </table:table-cell>
              <table:table-cell office:value-type="float" office:value="21.5">
                <text:p>2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5">
                <text:p>16.65</text:p>
              </table:table-cell>
              <table:table-cell office:value-type="float" office:value="0.41">
                <text:p>0.41</text:p>
              </table:table-cell>
              <table:table-cell office:value-type="float" office:value="21.6">
                <text:p>21.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">
                <text:p>16.6</text:p>
              </table:table-cell>
              <table:table-cell office:value-type="float" office:value="0.39">
                <text:p>0.39</text:p>
              </table:table-cell>
              <table:table-cell office:value-type="float" office:value="21.7">
                <text:p>21.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7">
                <text:p>16.7</text:p>
              </table:table-cell>
              <table:table-cell office:value-type="float" office:value="0.35">
                <text:p>0.35</text:p>
              </table:table-cell>
              <table:table-cell office:value-type="float" office:value="21.8">
                <text:p>21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5">
                <text:p>16.75</text:p>
              </table:table-cell>
              <table:table-cell office:value-type="float" office:value="0.34">
                <text:p>0.34</text:p>
              </table:table-cell>
              <table:table-cell office:value-type="float" office:value="21.85">
                <text:p>21.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">
                <text:p>16.01</text:p>
              </table:table-cell>
              <table:table-cell office:value-type="float" office:value="0.59">
                <text:p>0.59</text:p>
              </table:table-cell>
              <table:table-cell office:value-type="float" office:value="21.2">
                <text:p>21.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">
                <text:p>15.9</text:p>
              </table:table-cell>
              <table:table-cell office:value-type="float" office:value="0.55">
                <text:p>0.55</text:p>
              </table:table-cell>
              <table:table-cell office:value-type="float" office:value="21.1">
                <text:p>21.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">
                <text:p>15.8</text:p>
              </table:table-cell>
              <table:table-cell office:value-type="float" office:value="0.52">
                <text:p>0.52</text:p>
              </table:table-cell>
              <table:table-cell office:value-type="float" office:value="21">
                <text:p>2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57">
                <text:p>16.57</text:p>
              </table:table-cell>
              <table:table-cell office:value-type="float" office:value="0.47">
                <text:p>0.47</text:p>
              </table:table-cell>
              <table:table-cell office:value-type="float" office:value="20.9">
                <text:p>2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3">
                <text:p>15.33</text:p>
              </table:table-cell>
              <table:table-cell office:value-type="float" office:value="0.4">
                <text:p>0.4</text:p>
              </table:table-cell>
              <table:table-cell office:value-type="float" office:value="20.8">
                <text:p>2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48">
                <text:p>16.48</text:p>
              </table:table-cell>
              <table:table-cell office:value-type="float" office:value="0.37">
                <text:p>0.37</text:p>
              </table:table-cell>
              <table:table-cell office:value-type="float" office:value="20.75">
                <text:p>20.7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4cm" svg:height="11.835cm" xlink:href=".." xlink:type="simple" chart:class="chart:scatter" chart:style-name="ch1">
        <chart:legend chart:legend-position="end" svg:x="16.123cm" svg:y="6.773cm" style:legend-expansion="custom" svg:width="3.632cm" svg:height="3.765cm" style:legend-expansion-aspect-ratio="0.964674634794157" chart:style-name="ch2"/>
        <chart:plot-area chart:style-name="ch3" table:cell-range-address="'9'.F2:'9'.G14 '9'.G16:'9'.G28" chart:data-source-has-labels="row" svg:x="1.316cm" svg:y="0.322cm" svg:width="18.989cm" svg:height="10.692cm">
          <chart:coordinate-region svg:x="2.043cm" svg:y="0.522cm" svg:width="17.93cm" svg:height="9.845cm"/>
          <chart:axis chart:dimension="x" chart:name="primary-x" chart:style-name="ch4">
            <chart:title svg:x="10.02cm" svg:y="10.888cm" chart:style-name="ch5">
              <text:p>ν / ν0</text:p>
            </chart:title>
          </chart:axis>
          <chart:axis chart:dimension="y" chart:name="primary-y" chart:style-name="ch6">
            <chart:title svg:x="0.001cm" svg:y="6.564cm" chart:style-name="ch7">
              <text:p>U / U0</text:p>
            </chart:title>
            <chart:grid chart:style-name="ch8" chart:class="major"/>
          </chart:axis>
          <chart:series chart:style-name="ch9" chart:values-cell-range-address="'9'.G2:'9'.G14" loext:label-string="c_7" chart:class="chart:scatter">
            <chart:domain table:cell-range-address="'9'.F2:'9'.F14"/>
            <chart:regression-curve chart:style-name="ch10"/>
            <chart:data-point chart:repeated="13"/>
          </chart:series>
          <chart:series chart:style-name="ch11" chart:values-cell-range-address="'9'.G16:'9'.G28" loext:label-string="c_4" chart:class="chart:scatter">
            <chart:domain table:cell-range-address="'9'.F16:'9'.F28"/>
            <chart:regression-curve chart:style-name="ch12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_7</text:p>
              </table:table-cell>
              <table:table-cell office:value-type="string">
                <text:p>Column F</text:p>
              </table:table-cell>
              <table:table-cell office:value-type="string">
                <text:p>c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48596381784">
                <text:p>1.00748596381784</text:p>
                <draw:g>
                  <svg:desc>'9'.F2:'9'.F14</svg:desc>
                </draw:g>
              </table:table-cell>
              <table:table-cell office:value-type="float" office:value="1.04410441044104">
                <text:p>1.04410441044104</text:p>
                <draw:g>
                  <svg:desc>'9'.G2:'9'.G14</svg:desc>
                </draw:g>
              </table:table-cell>
              <table:table-cell office:value-type="float" office:value="1.00188146754468">
                <text:p>1.00188146754468</text:p>
                <draw:g>
                  <svg:desc>'9'.F16:'9'.F28</svg:desc>
                </draw:g>
              </table:table-cell>
              <table:table-cell office:value-type="float" office:value="0.992752903802244">
                <text:p>0.992752903802244</text:p>
                <draw:g>
                  <svg:desc>'9'.G16:'9'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996257018091">
                <text:p>1.01996257018091</text:p>
              </table:table-cell>
              <table:table-cell office:value-type="float" office:value="0.9000900090009">
                <text:p>0.9000900090009</text:p>
              </table:table-cell>
              <table:table-cell office:value-type="float" office:value="1.0065851364064">
                <text:p>1.0065851364064</text:p>
              </table:table-cell>
              <table:table-cell office:value-type="float" office:value="0.953042787650154">
                <text:p>0.953042787650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932002495321">
                <text:p>1.02932002495321</text:p>
              </table:table-cell>
              <table:table-cell office:value-type="float" office:value="0.774077407740774">
                <text:p>0.774077407740774</text:p>
              </table:table-cell>
              <table:table-cell office:value-type="float" office:value="1.01128880526811">
                <text:p>1.01128880526811</text:p>
              </table:table-cell>
              <table:table-cell office:value-type="float" office:value="0.893477613422019">
                <text:p>0.893477613422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867747972551">
                <text:p>1.03867747972551</text:p>
              </table:table-cell>
              <table:table-cell office:value-type="float" office:value="0.738073807380738">
                <text:p>0.738073807380738</text:p>
              </table:table-cell>
              <table:table-cell office:value-type="float" office:value="1.01599247412982">
                <text:p>1.01599247412982</text:p>
              </table:table-cell>
              <table:table-cell office:value-type="float" office:value="0.81405738111784">
                <text:p>0.81405738111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555832813475">
                <text:p>1.03555832813475</text:p>
              </table:table-cell>
              <table:table-cell office:value-type="float" office:value="0.702070207020702">
                <text:p>0.702070207020702</text:p>
              </table:table-cell>
              <table:table-cell office:value-type="float" office:value="1.02069614299153">
                <text:p>1.02069614299153</text:p>
              </table:table-cell>
              <table:table-cell office:value-type="float" office:value="0.744564677851683">
                <text:p>0.744564677851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179663131628">
                <text:p>1.04179663131628</text:p>
              </table:table-cell>
              <table:table-cell office:value-type="float" office:value="0.63006300630063">
                <text:p>0.63006300630063</text:p>
              </table:table-cell>
              <table:table-cell office:value-type="float" office:value="1.02539981185325">
                <text:p>1.02539981185325</text:p>
              </table:table-cell>
              <table:table-cell office:value-type="float" office:value="0.575796684205301">
                <text:p>0.575796684205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491578290705">
                <text:p>1.04491578290705</text:p>
              </table:table-cell>
              <table:table-cell office:value-type="float" office:value="0.612061206120612">
                <text:p>0.612061206120612</text:p>
              </table:table-cell>
              <table:table-cell office:value-type="float" office:value="1.0277516462841">
                <text:p>1.0277516462841</text:p>
              </table:table-cell>
              <table:table-cell office:value-type="float" office:value="0.536086568053211">
                <text:p>0.536086568053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752339363693">
                <text:p>0.998752339363693</text:p>
              </table:table-cell>
              <table:table-cell office:value-type="float" office:value="1.06210621062106">
                <text:p>1.06210621062106</text:p>
              </table:table-cell>
              <table:table-cell office:value-type="float" office:value="0.997177798682973">
                <text:p>0.997177798682973</text:p>
              </table:table-cell>
              <table:table-cell office:value-type="float" office:value="0.982825374764221">
                <text:p>0.982825374764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890205864005">
                <text:p>0.991890205864005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0.992474129821261">
                <text:p>0.992474129821261</text:p>
              </table:table-cell>
              <table:table-cell office:value-type="float" office:value="0.943115258612131">
                <text:p>0.943115258612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65190268247">
                <text:p>0.98565190268247</text:p>
              </table:table-cell>
              <table:table-cell office:value-type="float" office:value="0.936093609360936">
                <text:p>0.936093609360936</text:p>
              </table:table-cell>
              <table:table-cell office:value-type="float" office:value="0.987770460959548">
                <text:p>0.987770460959548</text:p>
              </table:table-cell>
              <table:table-cell office:value-type="float" office:value="0.873622555345974">
                <text:p>0.873622555345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368683718029">
                <text:p>1.03368683718029</text:p>
              </table:table-cell>
              <table:table-cell office:value-type="float" office:value="0.846084608460846">
                <text:p>0.846084608460846</text:p>
              </table:table-cell>
              <table:table-cell office:value-type="float" office:value="0.983066792097836">
                <text:p>0.983066792097836</text:p>
              </table:table-cell>
              <table:table-cell office:value-type="float" office:value="0.794202323041795">
                <text:p>0.794202323041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6331877729257">
                <text:p>0.956331877729257</text:p>
              </table:table-cell>
              <table:table-cell office:value-type="float" office:value="0.72007200720072">
                <text:p>0.72007200720072</text:p>
              </table:table-cell>
              <table:table-cell office:value-type="float" office:value="0.978363123236124">
                <text:p>0.978363123236124</text:p>
              </table:table-cell>
              <table:table-cell office:value-type="float" office:value="0.714782090737615">
                <text:p>0.714782090737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07236431691">
                <text:p>1.02807236431691</text:p>
              </table:table-cell>
              <table:table-cell office:value-type="float" office:value="0.666066606660666">
                <text:p>0.666066606660666</text:p>
              </table:table-cell>
              <table:table-cell office:value-type="float" office:value="0.976011288805268">
                <text:p>0.976011288805268</text:p>
              </table:table-cell>
              <table:table-cell office:value-type="float" office:value="0.684999503623548">
                <text:p>0.684999503623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133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447cm" svg:height="12.362cm" xlink:href=".." xlink:type="simple" chart:class="chart:scatter" chart:style-name="ch1">
        <chart:legend chart:legend-position="end" svg:x="18.513cm" svg:y="6.361cm" style:legend-expansion="custom" svg:width="4.31cm" svg:height="3.931cm" style:legend-expansion-aspect-ratio="1.09641312643093" chart:style-name="ch2"/>
        <chart:plot-area chart:style-name="ch3" table:cell-range-address="'11'.F2:'11'.F14 '11'.H2:'11'.H14 '11'.H16:'11'.H29" chart:data-source-has-labels="row" svg:x="1.698cm" svg:y="0.345cm" svg:width="22.341cm" svg:height="11.291cm">
          <chart:coordinate-region svg:x="2.425cm" svg:y="0.544cm" svg:width="21.282cm" svg:height="10.445cm"/>
          <chart:axis chart:dimension="x" chart:name="primary-x" chart:style-name="ch4">
            <chart:title svg:x="12.078cm" svg:y="11.415cm" chart:style-name="ch5">
              <text:p>ν / ν0</text:p>
            </chart:title>
          </chart:axis>
          <chart:axis chart:dimension="y" chart:name="primary-y" chart:style-name="ch6">
            <chart:title svg:x="0.263cm" svg:y="6.886cm" chart:style-name="ch7">
              <text:p>Δψ / 𝝅</text:p>
            </chart:title>
            <chart:grid chart:style-name="ch8" chart:class="major"/>
          </chart:axis>
          <chart:series chart:style-name="ch9" chart:values-cell-range-address="'11'.H2:'11'.H14" loext:label-string="c_7" chart:class="chart:scatter">
            <chart:domain table:cell-range-address="'11'.F2:'11'.F14"/>
            <chart:regression-curve chart:style-name="ch10">
              <chart:equation chart:display-equation="true" chart:display-r-square="false" svg:x="19.079cm" svg:y="7.922cm" chart:style-name="ch11"/>
            </chart:regression-curve>
            <chart:data-point chart:style-name="ch12" chart:repeated="2"/>
            <chart:data-point chart:repeated="5"/>
            <chart:data-point chart:style-name="ch12" chart:repeated="3"/>
            <chart:data-point/>
            <chart:data-point chart:style-name="ch12"/>
            <chart:data-point/>
          </chart:series>
          <chart:series chart:style-name="ch13" chart:values-cell-range-address="'11'.H16:'11'.H29" loext:label-string="c_4" chart:class="chart:scatter">
            <chart:domain table:cell-range-address="'11'.F16:'11'.F29"/>
            <chart:regression-curve chart:style-name="ch14">
              <chart:equation chart:display-equation="true" chart:display-r-square="false" svg:x="19.16cm" svg:y="9.525cm" chart:style-name="ch15"/>
            </chart:regression-curve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_7</text:p>
              </table:table-cell>
              <table:table-cell office:value-type="string">
                <text:p>Column F</text:p>
              </table:table-cell>
              <table:table-cell office:value-type="string">
                <text:p>c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48596381784">
                <text:p>1.00748596381784</text:p>
                <draw:g>
                  <svg:desc>'11'.F2:'11'.F14</svg:desc>
                </draw:g>
              </table:table-cell>
              <table:table-cell office:value-type="float" office:value="1.06412">
                <text:p>1.06412</text:p>
                <draw:g>
                  <svg:desc>'11'.H2:'11'.H14</svg:desc>
                </draw:g>
              </table:table-cell>
              <table:table-cell office:value-type="float" office:value="1.00188146754468">
                <text:p>1.00188146754468</text:p>
                <draw:g>
                  <svg:desc>'11'.F16:'11'.F29</svg:desc>
                </draw:g>
              </table:table-cell>
              <table:table-cell office:value-type="float" office:value="1.04252">
                <text:p>1.04252</text:p>
                <draw:g>
                  <svg:desc>'11'.H16:'11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996257018091">
                <text:p>1.01996257018091</text:p>
              </table:table-cell>
              <table:table-cell office:value-type="float" office:value="1.19236">
                <text:p>1.19236</text:p>
              </table:table-cell>
              <table:table-cell office:value-type="float" office:value="1.0065851364064">
                <text:p>1.0065851364064</text:p>
              </table:table-cell>
              <table:table-cell office:value-type="float" office:value="1.08504">
                <text:p>1.08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932002495321">
                <text:p>1.02932002495321</text:p>
              </table:table-cell>
              <table:table-cell office:value-type="float" office:value="1.25648">
                <text:p>1.25648</text:p>
              </table:table-cell>
              <table:table-cell office:value-type="float" office:value="1.01128880526811">
                <text:p>1.01128880526811</text:p>
              </table:table-cell>
              <table:table-cell office:value-type="float" office:value="1.14882">
                <text:p>1.14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867747972551">
                <text:p>1.03867747972551</text:p>
              </table:table-cell>
              <table:table-cell office:value-type="float" office:value="1.25648">
                <text:p>1.25648</text:p>
              </table:table-cell>
              <table:table-cell office:value-type="float" office:value="1.01599247412982">
                <text:p>1.01599247412982</text:p>
              </table:table-cell>
              <table:table-cell office:value-type="float" office:value="1.19134">
                <text:p>1.19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555832813475">
                <text:p>1.03555832813475</text:p>
              </table:table-cell>
              <table:table-cell office:value-type="float" office:value="1.25648">
                <text:p>1.25648</text:p>
              </table:table-cell>
              <table:table-cell office:value-type="float" office:value="1.02069614299153">
                <text:p>1.02069614299153</text:p>
              </table:table-cell>
              <table:table-cell office:value-type="float" office:value="1.23386">
                <text:p>1.2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179663131628">
                <text:p>1.04179663131628</text:p>
              </table:table-cell>
              <table:table-cell office:value-type="float" office:value="1.28854">
                <text:p>1.28854</text:p>
              </table:table-cell>
              <table:table-cell office:value-type="float" office:value="1.02539981185325">
                <text:p>1.02539981185325</text:p>
              </table:table-cell>
              <table:table-cell office:value-type="float" office:value="1.280632">
                <text:p>1.28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491578290705">
                <text:p>1.04491578290705</text:p>
              </table:table-cell>
              <table:table-cell office:value-type="float" office:value="1.30457">
                <text:p>1.30457</text:p>
              </table:table-cell>
              <table:table-cell office:value-type="float" office:value="1.0277516462841">
                <text:p>1.0277516462841</text:p>
              </table:table-cell>
              <table:table-cell office:value-type="float" office:value="1.27638">
                <text:p>1.27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752339363693">
                <text:p>0.998752339363693</text:p>
              </table:table-cell>
              <table:table-cell office:value-type="float" office:value="0.955116">
                <text:p>0.955116</text:p>
              </table:table-cell>
              <table:table-cell office:value-type="float" office:value="0.997177798682973">
                <text:p>0.997177798682973</text:p>
              </table:table-cell>
              <table:table-cell office:value-type="float" office:value="0.970236">
                <text:p>0.970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890205864005">
                <text:p>0.991890205864005</text:p>
              </table:table-cell>
              <table:table-cell office:value-type="float" office:value="0.91985">
                <text:p>0.91985</text:p>
              </table:table-cell>
              <table:table-cell office:value-type="float" office:value="0.992474129821261">
                <text:p>0.992474129821261</text:p>
              </table:table-cell>
              <table:table-cell office:value-type="float" office:value="0.91496">
                <text:p>0.9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65190268247">
                <text:p>0.98565190268247</text:p>
              </table:table-cell>
              <table:table-cell office:value-type="float" office:value="0.85573">
                <text:p>0.85573</text:p>
              </table:table-cell>
              <table:table-cell office:value-type="float" office:value="0.987770460959548">
                <text:p>0.987770460959548</text:p>
              </table:table-cell>
              <table:table-cell office:value-type="float" office:value="0.85118">
                <text:p>0.85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368683718029">
                <text:p>1.03368683718029</text:p>
              </table:table-cell>
              <table:table-cell office:value-type="float" office:value="1.19236">
                <text:p>1.19236</text:p>
              </table:table-cell>
              <table:table-cell office:value-type="float" office:value="0.983066792097836">
                <text:p>0.983066792097836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6331877729257">
                <text:p>0.956331877729257</text:p>
              </table:table-cell>
              <table:table-cell office:value-type="float" office:value="0.74352">
                <text:p>0.74352</text:p>
              </table:table-cell>
              <table:table-cell office:value-type="float" office:value="0.978363123236124">
                <text:p>0.978363123236124</text:p>
              </table:table-cell>
              <table:table-cell office:value-type="float" office:value="0.74488">
                <text:p>0.74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07236431691">
                <text:p>1.02807236431691</text:p>
              </table:table-cell>
              <table:table-cell office:value-type="float" office:value="1.27251">
                <text:p>1.27251</text:p>
              </table:table-cell>
              <table:table-cell office:value-type="float" office:value="0.976011288805268">
                <text:p>0.976011288805268</text:p>
              </table:table-cell>
              <table:table-cell office:value-type="float" office:value="0.74488">
                <text:p>0.74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659454374412">
                <text:p>0.973659454374412</text:p>
              </table:table-cell>
              <table:table-cell office:value-type="float" office:value="0.72362">
                <text:p>0.72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7" chart:maximum="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lower-limit="2.9" chart:error-upper-limit="2.9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34cm" svg:height="11.836cm" xlink:href=".." xlink:type="simple" chart:class="chart:scatter" chart:style-name="ch1">
        <chart:legend chart:legend-position="end" svg:x="20.764cm" svg:y="7.428cm" style:legend-expansion="custom" svg:width="2.963cm" svg:height="2.725cm" style:legend-expansion-aspect-ratio="1.08733944954128" chart:style-name="ch2"/>
        <chart:plot-area chart:style-name="ch3" table:cell-range-address="'12'.A1:'12'.B7 '12'.B9:'12'.B15 '12'.E9:'12'.E10" chart:data-source-has-labels="row" svg:x="1.851cm" svg:y="0.359cm" svg:width="22.515cm" svg:height="10.691cm">
          <chart:coordinate-region svg:x="2.472cm" svg:y="0.559cm" svg:width="21.707cm" svg:height="9.844cm"/>
          <chart:axis chart:dimension="x" chart:name="primary-x" chart:style-name="ch4">
            <chart:title svg:x="12.278cm" svg:y="10.889cm" chart:style-name="ch5">
              <text:p>ν, кГц</text:p>
            </chart:title>
          </chart:axis>
          <chart:axis chart:dimension="y" chart:name="primary-y" chart:style-name="ch6">
            <chart:title svg:x="0.406cm" svg:y="6.719cm" chart:style-name="ch7">
              <text:p>RL, Ом</text:p>
            </chart:title>
            <chart:grid chart:style-name="ch8" chart:class="major"/>
          </chart:axis>
          <chart:series chart:style-name="ch9" chart:values-cell-range-address="'12'.B1:'12'.B7" loext:label-string="e_1" chart:class="chart:scatter">
            <chart:domain table:cell-range-address="'12'.A1:'12'.A7"/>
            <chart:error-indicator chart:style-name="ch10" chart:dimension="y"/>
            <chart:data-point chart:repeated="2"/>
            <chart:data-point chart:style-name="ch11"/>
            <chart:data-point/>
            <chart:data-point chart:style-name="ch11" chart:repeated="3"/>
          </chart:series>
          <chart:series chart:style-name="ch12" chart:values-cell-range-address="'12'.B9:'12'.B15" loext:label-string="e_2" chart:class="chart:scatter">
            <chart:domain table:cell-range-address="'12'.A9:'12'.A15"/>
            <chart:regression-curve chart:style-name="ch13"/>
            <chart:error-indicator chart:style-name="ch10" chart:dimension="y"/>
            <chart:data-point chart:repeated="7"/>
          </chart:series>
          <chart:series chart:style-name="ch14" chart:values-cell-range-address="'12'.E9:'12'.E10" loext:label-string="line" chart:class="chart:scatter">
            <chart:domain table:cell-range-address="'12'.D9:'12'.D10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_1</text:p>
              </table:table-cell>
              <table:table-cell office:value-type="string">
                <text:p>Column A</text:p>
              </table:table-cell>
              <table:table-cell office:value-type="string">
                <text:p>e_2</text:p>
              </table:table-cell>
              <table:table-cell office:value-type="string">
                <text:p>Column D</text:p>
              </table:table-cell>
              <table:table-cell office:value-type="string">
                <text:p>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2">
                <text:p>15.62</text:p>
                <draw:g>
                  <svg:desc>'12'.A1:'12'.A7</svg:desc>
                </draw:g>
              </table:table-cell>
              <table:table-cell office:value-type="float" office:value="4.68589676059034">
                <text:p>4.68589676059034</text:p>
                <draw:g>
                  <svg:desc>'12'.B1:'12'.B7</svg:desc>
                </draw:g>
              </table:table-cell>
              <table:table-cell office:value-type="float" office:value="16.03">
                <text:p>16.03</text:p>
                <draw:g>
                  <svg:desc>'12'.A9:'12'.A15</svg:desc>
                </draw:g>
              </table:table-cell>
              <table:table-cell office:value-type="float" office:value="6.03172204704886">
                <text:p>6.03172204704886</text:p>
                <draw:g>
                  <svg:desc>'12'.B9:'12'.B15</svg:desc>
                </draw:g>
              </table:table-cell>
              <table:table-cell office:value-type="float" office:value="0">
                <text:p>0</text:p>
                <draw:g>
                  <svg:desc>'12'.D9:'12'.D10</svg:desc>
                </draw:g>
              </table:table-cell>
              <table:table-cell office:value-type="float" office:value="6.87619880893814">
                <text:p>6.87619880893814</text:p>
                <draw:g>
                  <svg:desc>'12'.E9:'12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7">
                <text:p>17.97</text:p>
              </table:table-cell>
              <table:table-cell office:value-type="float" office:value="6.89289844065235">
                <text:p>6.89289844065235</text:p>
              </table:table-cell>
              <table:table-cell office:value-type="float" office:value="18.3">
                <text:p>18.3</text:p>
              </table:table-cell>
              <table:table-cell office:value-type="float" office:value="6.54075689273875">
                <text:p>6.54075689273875</text:p>
              </table:table-cell>
              <table:table-cell office:value-type="float" office:value="50">
                <text:p>50</text:p>
              </table:table-cell>
              <table:table-cell office:value-type="float" office:value="6.87619880893814">
                <text:p>6.876198808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6">
                <text:p>19.46</text:p>
              </table:table-cell>
              <table:table-cell office:value-type="float" office:value="7.00531656507988">
                <text:p>7.00531656507988</text:p>
              </table:table-cell>
              <table:table-cell office:value-type="float" office:value="19.52">
                <text:p>19.52</text:p>
              </table:table-cell>
              <table:table-cell office:value-type="float" office:value="8.21093096591722">
                <text:p>8.2109309659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4">
                <text:p>21.24</text:p>
              </table:table-cell>
              <table:table-cell office:value-type="float" office:value="5.92334691672115">
                <text:p>5.92334691672115</text:p>
              </table:table-cell>
              <table:table-cell office:value-type="float" office:value="21.26">
                <text:p>21.26</text:p>
              </table:table-cell>
              <table:table-cell office:value-type="float" office:value="5.87857650935808">
                <text:p>5.8785765093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7">
                <text:p>23.17</text:p>
              </table:table-cell>
              <table:table-cell office:value-type="float" office:value="6.26701313227986">
                <text:p>6.26701313227986</text:p>
              </table:table-cell>
              <table:table-cell office:value-type="float" office:value="23.2">
                <text:p>23.2</text:p>
              </table:table-cell>
              <table:table-cell office:value-type="float" office:value="6.47976676968755">
                <text:p>6.4797667696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84">
                <text:p>27.84</text:p>
              </table:table-cell>
              <table:table-cell office:value-type="float" office:value="7.5037912539879">
                <text:p>7.5037912539879</text:p>
              </table:table-cell>
              <table:table-cell office:value-type="float" office:value="27.57">
                <text:p>27.57</text:p>
              </table:table-cell>
              <table:table-cell office:value-type="float" office:value="7.54271655438272">
                <text:p>7.5427165543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16">
                <text:p>32.16</text:p>
              </table:table-cell>
              <table:table-cell office:value-type="float" office:value="8.24197830951082">
                <text:p>8.24197830951082</text:p>
              </table:table-cell>
              <table:table-cell office:value-type="float" office:value="31.84">
                <text:p>31.84</text:p>
              </table:table-cell>
              <table:table-cell office:value-type="float" office:value="9.06207220717845">
                <text:p>9.0620722071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